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422000002531BEA9B135D1E4ECD.jpg" manifest:media-type="image/jpeg"/>
  <manifest:file-entry manifest:full-path="Pictures/10000000000004EC0000031A038C5CAA0E48EFE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adornments="Regular"/>
    <style:font-face style:name="Mangal1" svg:font-family="Mangal"/>
    <style:font-face style:name="Segoe UI3" svg:font-family="'Segoe UI'"/>
    <style:font-face style:name="Segoe UI4" svg:font-family="'Segoe UI'" style:font-adornments="Regular"/>
    <style:font-face style:name="Segoe UI Semibold2" svg:font-family="'Segoe UI Semibold'"/>
    <style:font-face style:name="Arial1" svg:font-family="Arial" style:font-family-generic="swiss"/>
    <style:font-face style:name="Arial2" svg:font-family="Arial" style:font-adornments="Regular" style:font-family-generic="swiss"/>
    <style:font-face style:name="Mangal3" svg:font-family="Mangal" style:font-family-generic="system"/>
    <style:font-face style:name="Microsoft YaHei3" svg:font-family="'Microsoft YaHei'" style:font-family-generic="system"/>
    <style:font-face style:name="Segoe UI5" svg:font-family="'Segoe UI'" style:font-family-generic="system"/>
    <style:font-face style:name="Arial5" svg:font-family="Arial" style:font-pitch="variable"/>
    <style:font-face style:name="Berlin Sans FB" svg:font-family="'Berlin Sans FB'" style:font-pitch="variable"/>
    <style:font-face style:name="Liberation Serif2" svg:font-family="'Liberation Serif', 'Times New Roman'" style:font-pitch="variable"/>
    <style:font-face style:name="Mangal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Arial6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4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2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8" style:repeat="stretch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16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06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03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87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516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516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516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8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03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06cm"/>
    </style:style>
    <style:style style:name="gr18" style:family="graphic" style:parent-style-name="Default_5f_4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19" style:family="graphic" style:parent-style-name="Default_5f_4_5f_1">
      <style:graphic-properties draw:stroke="none" svg:stroke-color="#000000" draw:fill="none" draw:fill-color="#ffffff" draw:auto-grow-height="true" draw:auto-grow-width="false" fo:max-height="0cm" fo:min-height="3.052cm"/>
    </style:style>
    <style:style style:name="gr20" style:family="graphic" style:parent-style-name="Default_5f_4_5f_1" style:list-style-name="L1">
      <style:graphic-properties draw:stroke="none" svg:stroke-color="#000000" draw:fill="none" draw:fill-color="#ffffff" draw:auto-grow-height="true" draw:auto-grow-width="false" fo:max-height="0cm" fo:min-height="7.516cm"/>
    </style:style>
    <style:style style:name="gr21" style:family="graphic" style:parent-style-name="Default_5f_4_5f_1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22" style:family="graphic" style:parent-style-name="Default_5f_4_5f_1" style:list-style-name="L1">
      <style:graphic-properties draw:stroke="none" svg:stroke-color="#000000" draw:fill="none" draw:fill-color="#ffffff" draw:auto-grow-height="true" draw:auto-grow-width="false" fo:max-height="0cm" fo:min-height="3.306cm"/>
    </style:style>
    <style:style style:name="gr23" style:family="graphic" style:parent-style-name="Default_5f_4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4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25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26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28" style:family="graphic" style:parent-style-name="Default_5f_5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9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30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31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32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33" style:family="graphic" style:parent-style-name="Default_5f_5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3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35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36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07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06cm"/>
    </style:style>
    <style:style style:name="gr40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41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42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43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44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45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7.516cm"/>
    </style:style>
    <style:style style:name="gr46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47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48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49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50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51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5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53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5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013cm"/>
    </style:style>
    <style:style style:name="gr55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7.516cm"/>
    </style:style>
    <style:style style:name="gr56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7.516cm"/>
    </style:style>
    <style:style style:name="gr57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4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28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71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2.94cm"/>
    </style:style>
    <style:style style:name="gr7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73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7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75" style:family="graphic" style:parent-style-name="standard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03cm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077cm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019cm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736cm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cm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cm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8cm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14cm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71cm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22cm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1cm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516cm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03cm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76cm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6cm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6cm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6cm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6cm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6cm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6cm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6cm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6cm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6cm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6cm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6cm"/>
    </style:style>
    <style:style style:name="gr113" style:family="graphic" style:parent-style-name="Default_5f_4_5f_1" style:list-style-name="L1">
      <style:graphic-properties draw:stroke="none" svg:stroke-color="#000000" draw:fill="none" draw:fill-color="#ffffff" draw:auto-grow-height="true" draw:auto-grow-width="false" fo:max-height="0cm" fo:min-height="3.036cm"/>
    </style:style>
    <style:style style:name="gr114" style:family="graphic" style:parent-style-name="Default_5f_4_5f_1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15" style:family="graphic" style:parent-style-name="Default_5f_4_5f_1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116" style:family="graphic" style:parent-style-name="Default_5f_4_5f_1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17" style:family="graphic" style:parent-style-name="Default_5f_4_5f_1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118" style:family="graphic" style:parent-style-name="Default_5f_4_5f_1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19" style:family="graphic" style:parent-style-name="Default_5f_4_5f_1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120" style:family="graphic" style:parent-style-name="Default_5f_4_5f_1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21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122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23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124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25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3.381cm"/>
    </style:style>
    <style:style style:name="gr126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27" style:family="graphic" style:parent-style-name="Default_5f_4" style:list-style-name="L1">
      <style:graphic-properties draw:stroke="none" svg:stroke-color="#000000" draw:fill="none" draw:fill-color="#ffffff" draw:auto-grow-height="true" draw:auto-grow-width="false" fo:max-height="0cm" fo:min-height="10.141cm"/>
    </style:style>
    <style:style style:name="gr128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3.026cm"/>
    </style:style>
    <style:style style:name="gr129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30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6.62cm"/>
    </style:style>
    <style:style style:name="gr131" style:family="graphic" style:parent-style-name="Default_5f_5_5f_1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32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33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34" style:family="graphic" style:parent-style-name="Default_5f_5" style:list-style-name="L1">
      <style:graphic-properties draw:stroke="none" svg:stroke-color="#000000" draw:fill="none" draw:fill-color="#ffffff" draw:auto-grow-height="true" draw:auto-grow-width="false" fo:max-height="0cm" fo:min-height="10.141cm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76cm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509cm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03cm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012cm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221cm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pr1" style:family="presentation" style:parent-style-name="Default94-notes">
      <style:graphic-properties draw:fill-color="#ffffff" draw:auto-grow-height="true" fo:min-height="12.572cm"/>
    </style:style>
    <style:style style:name="pr2" style:family="presentation" style:parent-style-name="Default1_5f_-notes">
      <style:graphic-properties draw:fill-color="#ffffff" draw:auto-grow-height="true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1.27cm" fo:margin-right="0cm" fo:margin-top="0cm" fo:margin-bottom="0cm" fo:line-height="100%" fo:text-align="center" fo:text-indent="-1.27cm" style:text-autospace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0" style:family="paragraph">
      <style:paragraph-properties fo:margin-left="1.27cm" fo:margin-right="0cm" fo:margin-top="0cm" fo:margin-bottom="0cm" fo:line-height="100%" fo:text-align="start" fo:text-indent="-1.27cm" style:text-autospace="none"/>
    </style:style>
    <style:style style:name="P11" style:family="paragraph">
      <style:paragraph-properties fo:margin-left="0.635cm" fo:margin-right="0cm" fo:margin-top="0cm" fo:margin-bottom="0cm" fo:line-height="100%" fo:text-align="start" fo:text-indent="-0.635cm" style:text-autospace="none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text-underline-styl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 style:writing-mode="lr-tb"/>
    </style:style>
    <style:style style:name="P15" style:family="paragraph">
      <style:paragraph-properties fo:margin-left="0.635cm" fo:margin-right="0cm" fo:margin-top="0cm" fo:margin-bottom="0cm" fo:line-height="100%" fo:text-align="start" fo:text-indent="-0.635cm" style:text-autospace="none" style:writing-mode="lr-tb"/>
    </style:style>
    <style:style style:name="P16" style:family="paragraph">
      <style:paragraph-properties fo:margin-left="0.635cm" fo:margin-right="0cm" fo:margin-top="0cm" fo:margin-bottom="0cm" fo:line-height="100%" fo:text-align="start" fo:text-indent="-0.61cm" style:text-autospace="none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style:text-underline-style="non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9" style:family="paragraph">
      <style:paragraph-properties fo:margin-left="0.635cm" fo:margin-right="0cm" fo:margin-top="0cm" fo:margin-bottom="0cm" fo:line-height="100%" fo:text-align="center" fo:text-indent="-0.635cm" style:text-autospace="none" style:writing-mode="lr-tb"/>
    </style:style>
    <style:style style:name="P20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 style:writing-mode="lr-tb"/>
      <style:text-properties style:text-underline-style="none"/>
    </style:style>
    <style:style style:name="P21" style:family="paragraph">
      <style:paragraph-properties fo:margin-left="0.635cm" fo:margin-right="0cm" fo:margin-top="0cm" fo:margin-bottom="0cm" fo:line-height="100%" fo:text-align="start" fo:text-indent="0cm" style:text-autospace="none" style:writing-mode="lr-tb"/>
    </style:style>
    <style:style style:name="P22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35cm" style:text-autospace="none" style:writing-mode="lr-tb"/>
      <style:text-properties style:text-underline-style="none"/>
    </style:style>
    <style:style style:name="P2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24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48pt" fo:font-style="normal" style:text-underline-style="none" style:font-size-asian="48pt" style:font-style-asian="normal" style:font-size-complex="48pt" style:font-style-complex="normal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  <style:text-properties fo:color="#000000" style:font-name="Segoe UI Semibold" fo:font-size="48pt" fo:font-style="normal" style:text-underline-style="none" style:font-size-asian="48pt" style:font-style-asian="normal" style:font-size-complex="48pt" style:font-style-complex="normal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48pt" style:text-underline-style="none" style:font-size-asian="48pt" style:font-size-complex="48pt"/>
    </style:style>
    <style:style style:name="P30" style:family="paragraph">
      <loext:graphic-properties draw:fill-color="#ffffff"/>
      <style:text-properties fo:font-size="26.3999996185303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48pt" fo:font-style="normal" style:text-underline-style="none" style:font-size-asian="48pt" style:font-style-asian="normal" style:font-size-complex="48pt" style:font-style-complex="normal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9.05cm" style:type="right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fo:font-size="18pt" fo:font-style="normal" style:font-style-asian="normal" style:font-style-complex="normal"/>
    </style:style>
    <style:style style:name="P34" style:family="paragraph">
      <style:paragraph-properties fo:margin-left="0.635cm" fo:margin-right="0cm" fo:margin-top="0cm" fo:margin-bottom="0cm" fo:line-height="100%" fo:text-align="start" fo:text-indent="-0.635cm" style:text-autospace="none" style:writing-mode="lr-tb">
        <style:tab-stops>
          <style:tab-stop style:position="19.05cm" style:type="right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</style:style>
    <style:style style:name="P36" style:family="paragraph">
      <style:paragraph-properties fo:margin-left="0.635cm" fo:margin-right="0cm" fo:margin-top="0cm" fo:margin-bottom="0cm" fo:line-height="100%" fo:text-align="start" fo:text-indent="-0.61cm" style:text-autospace="none" style:writing-mode="lr-tb">
        <style:tab-stops>
          <style:tab-stop style:position="19.05cm" style:type="right"/>
        </style:tab-stops>
      </style:paragraph-properties>
    </style:style>
    <style:style style:name="P37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1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38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39" style:family="paragraph">
      <style:paragraph-properties fo:margin-left="0.635cm" fo:margin-right="0cm" fo:margin-top="0cm" fo:margin-bottom="0cm" fo:line-height="100%" fo:text-align="center" fo:text-indent="-0.635cm" style:text-autospace="none" style:writing-mode="lr-tb">
        <style:tab-stops>
          <style:tab-stop style:position="19.05cm" style:type="right"/>
        </style:tab-stops>
      </style:paragraph-properties>
    </style:style>
    <style:style style:name="P40" style:family="paragraph">
      <style:paragraph-properties fo:margin-left="0.635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</style:style>
    <style:style style:name="P41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42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position="0% 100%" style:text-underline-style="none"/>
    </style:style>
    <style:style style:name="P43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position="0% 100%" style:text-underline-style="none"/>
    </style:style>
    <style:style style:name="P44" style:family="paragraph">
      <style:paragraph-properties fo:margin-left="0.635cm" fo:margin-right="0cm" fo:margin-top="0cm" fo:margin-bottom="0cm" fo:line-height="100%" fo:text-align="center" fo:text-indent="-0.61cm" style:text-autospace="none" style:writing-mode="lr-tb">
        <style:tab-stops>
          <style:tab-stop style:position="19.05cm" style:type="right"/>
        </style:tab-stops>
      </style:paragraph-properties>
    </style:style>
    <style:style style:name="P45" style:family="paragraph">
      <style:paragraph-properties fo:margin-left="1.27cm" fo:margin-right="0cm" fo:margin-top="0cm" fo:margin-bottom="0cm" fo:line-height="100%" fo:text-align="center" fo:text-indent="-1.27cm" style:text-autospace="none" style:writing-mode="lr-tb">
        <style:tab-stops>
          <style:tab-stop style:position="19.05cm" style:type="right"/>
        </style:tab-stops>
      </style:paragraph-properties>
    </style:style>
    <style:style style:name="P46" style:family="paragraph">
      <style:paragraph-properties fo:margin-left="0cm" fo:margin-right="0cm" fo:margin-top="0cm" fo:margin-bottom="0.141cm" fo:line-height="100%" fo:text-align="center" fo:text-indent="0cm" style:text-autospace="none">
        <style:tab-stops>
          <style:tab-stop style:position="19.05cm" style:type="right"/>
        </style:tab-stops>
      </style:paragraph-properties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48pt" fo:font-style="normal" style:text-underline-style="none" style:font-size-asian="48pt" style:font-style-asian="normal" style:font-size-complex="48pt" style:font-style-complex="normal"/>
    </style:style>
    <style:style style:name="P49" style:family="paragraph">
      <style:paragraph-properties fo:margin-left="2.062cm" fo:margin-right="0cm" fo:margin-top="0cm" fo:margin-bottom="0cm" fo:line-height="100%" fo:text-align="center" fo:text-indent="-2.062cm" style:text-autospace="none">
        <style:tab-stops>
          <style:tab-stop style:position="19.05cm" style:type="right"/>
        </style:tab-stops>
      </style:paragraph-properties>
    </style:style>
    <style:style style:name="P50" style:family="paragraph">
      <style:paragraph-properties fo:margin-left="0.318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</style:style>
    <style:style style:name="P51" style:family="paragraph">
      <style:paragraph-properties fo:margin-left="2.062cm" fo:margin-right="0cm" fo:margin-top="0cm" fo:margin-bottom="0cm" fo:line-height="100%" fo:text-align="start" fo:text-indent="-2.062cm" style:text-autospace="none">
        <style:tab-stops>
          <style:tab-stop style:position="19.05cm" style:type="right"/>
        </style:tab-stops>
      </style:paragraph-properties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22pt" style:font-size-asian="22pt" style:font-size-complex="22pt"/>
    </style:style>
    <style:style style:name="P53" style:family="paragraph">
      <style:paragraph-properties fo:margin-left="1.27cm" fo:margin-right="0cm" fo:margin-top="0cm" fo:margin-bottom="0cm" fo:line-height="100%" fo:text-align="center" fo:text-indent="-1.27cm" style:text-autospace="none">
        <style:tab-stops>
          <style:tab-stop style:position="19.05cm" style:type="right"/>
        </style:tab-stops>
      </style:paragraph-properties>
    </style:style>
    <style:style style:name="P54" style:family="paragraph">
      <style:paragraph-properties fo:margin-left="1.27cm" fo:margin-right="0cm" fo:margin-top="0cm" fo:margin-bottom="0cm" fo:line-height="100%" fo:text-align="start" fo:text-indent="-1.27cm" style:text-autospace="none">
        <style:tab-stops>
          <style:tab-stop style:position="19.05cm" style:type="right"/>
        </style:tab-stops>
      </style:paragraph-properties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3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4" style:family="text">
      <style:text-properties fo:color="#000000" style:font-name="Segoe UI" fo:font-size="32pt" fo:font-style="normal" fo:text-shadow="none" style:text-underline-style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3pt" fo:font-style="normal" fo:text-shadow="none" style:text-underline-style="none" fo:font-weight="bold" style:letter-kerning="true" style:font-name-asian="Microsoft YaHei" style:font-size-asian="33pt" style:font-style-asian="normal" style:font-weight-asian="bold" style:font-name-complex="Mangal2" style:font-size-complex="3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Arial" fo:font-size="28pt" fo:font-style="normal" fo:text-shadow="1pt 1pt" style:text-underline-style="none" fo:font-weight="normal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2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3d73" style:font-name="Segoe UI Semibold" fo:font-size="32pt" fo:font-style="normal" fo:text-shadow="none" style:text-underline-style="none" fo:font-weight="normal" style:font-name-asian="Segoe UI3" style:font-size-asian="32pt" style:font-style-asian="normal" style:font-weight-asian="normal" style:font-name-complex="Segoe UI3" style:font-size-complex="32pt" style:font-style-complex="normal" style:font-weight-complex="normal"/>
    </style:style>
    <style:style style:name="T11" style:family="text">
      <style:text-properties fo:color="#003d73" style:font-name="Segoe UI Semibold" fo:font-size="32pt" fo:font-style="italic" fo:text-shadow="none" style:text-underline-style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12" style:family="text">
      <style:text-properties fo:color="#000099" style:font-name="Segoe UI Semibold" fo:font-size="32pt" fo:font-style="italic" fo:text-shadow="none" style:text-underline-style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13" style:family="text">
      <style:text-properties fo:color="#cc0000" style:font-name="Arial" fo:font-size="32pt" fo:font-style="italic" fo:text-shadow="none" style:text-underline-style="none" fo:font-weight="bold" style:font-name-asian="Segoe UI3" style:font-size-asian="32pt" style:font-style-asian="italic" style:font-weight-asian="bold" style:font-name-complex="Segoe UI3" style:font-size-complex="32pt" style:font-style-complex="italic" style:font-weight-complex="bold"/>
    </style:style>
    <style:style style:name="T14" style:family="text">
      <style:text-properties fo:color="#000000" style:font-name="Segoe UI Semibold" fo:font-size="36pt" fo:font-style="normal" fo:text-shadow="none" style:text-underline-style="none" fo:font-weight="normal" style:font-name-asian="Segoe UI3" style:font-size-asian="36pt" style:font-style-asian="normal" style:font-weight-asian="normal" style:font-name-complex="Segoe UI3" style:font-size-complex="36pt" style:font-style-complex="normal" style:font-weight-complex="normal"/>
    </style:style>
    <style:style style:name="T15" style:family="text">
      <style:text-properties fo:color="#000000" style:font-name="Segoe UI" fo:font-size="36pt" fo:font-style="normal" fo:text-shadow="none" style:text-underline-style="none" fo:font-weight="bold" style:font-name-asian="Segoe UI3" style:font-size-asian="36pt" style:font-style-asian="normal" style:font-weight-asian="bold" style:font-name-complex="Segoe UI3" style:font-size-complex="36pt" style:font-style-complex="normal" style:font-weight-complex="bold"/>
    </style:style>
    <style:style style:name="T16" style:family="text">
      <style:text-properties fo:color="#000000" style:font-name="Segoe UI Semibold" fo:font-size="36pt" fo:font-style="normal" fo:text-shadow="none" style:text-underline-style="none" fo:font-weight="bold" style:font-name-asian="Segoe UI3" style:font-size-asian="36pt" style:font-style-asian="normal" style:font-weight-asian="bold" style:font-name-complex="Segoe UI3" style:font-size-complex="36pt" style:font-style-complex="normal" style:font-weight-complex="bold"/>
    </style:style>
    <style:style style:name="T17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3" style:font-size-asian="32pt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Segoe UI3" style:font-size-asian="28pt" style:font-style-asian="normal" style:font-weight-asian="normal" style:font-name-complex="Segoe U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3" style:font-size-asian="32pt" style:font-style-asian="normal" style:font-weight-asian="normal" style:font-name-complex="Segoe U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Segoe UI3" style:font-size-asian="32pt" style:font-style-asian="italic" style:font-weight-asian="bold" style:font-name-complex="Segoe UI3" style:font-size-complex="32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99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3" style:font-size-asian="32pt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c0000" style:text-outline="false" style:text-line-through-style="none" style:text-line-through-type="none" style:font-name="Arial" fo:font-size="32pt" fo:font-style="italic" fo:text-shadow="none" style:text-underline-style="none" fo:font-weight="bold" style:letter-kerning="true" style:font-name-asian="Segoe UI3" style:font-size-asian="32pt" style:font-style-asian="italic" style:font-weight-asian="bold" style:font-name-complex="Segoe UI3" style:font-size-complex="32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normal" style:letter-kerning="true" style:font-name-asian="Segoe UI3" style:font-size-asian="36pt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3" style:font-size-asian="36pt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Segoe UI Semibold" fo:font-size="36pt" fo:font-style="normal" fo:text-shadow="none" style:text-underline-style="none" fo:font-weight="normal" style:letter-kerning="true" style:font-name-asian="Segoe UI3" style:font-size-asian="36pt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6pt" fo:font-style="normal" fo:text-shadow="none" style:text-underline-style="none" fo:font-weight="normal" style:letter-kerning="true" style:font-name-asian="Arial2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text-position="super 58%" style:font-name="Segoe UI Semibold" fo:font-size="36pt" fo:font-style="normal" fo:text-shadow="none" style:text-underline-style="none" fo:font-weight="normal" style:letter-kerning="true" style:font-name-asian="Arial2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3" style:font-size-asian="32pt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23f62" style:text-outline="false" style:text-line-through-style="none" style:text-line-through-type="none" style:font-name="Segoe UI" fo:font-size="32pt" fo:font-style="italic" fo:text-shadow="none" style:text-underline-style="none" fo:font-weight="normal" style:letter-kerning="true" style:font-name-asian="Segoe UI3" style:font-size-asian="32pt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3" style:font-size-asian="28pt" style:language-asian="ar" style:country-asian="SA" style:font-style-asian="normal" style:font-weight-asian="normal" style:font-name-complex="Segoe UI3" style:font-size-complex="28pt" style:font-style-complex="normal" style:font-weight-complex="normal"/>
    </style:style>
    <style:style style:name="T31" style:family="text">
      <style:text-properties fo:color="#000000" style:font-name="Segoe UI" fo:font-size="32pt" fo:language="en" fo:country="US" fo:font-style="normal" fo:text-shadow="none" style:text-underline-style="none" fo:font-weight="bold" style:letter-kerning="true" style:font-name-asian="Segoe UI3" style:font-size-asian="32pt" style:language-asian="ar" style:country-asian="SA" style:font-style-asian="normal" style:font-weight-asian="bold" style:font-name-complex="Segoe UI3" style:font-size-complex="32pt" style:font-style-complex="normal" style:font-weight-complex="bold"/>
    </style:style>
    <style:style style:name="T32" style:family="text">
      <style:text-properties fo:color="#000000" style:text-position="super 58%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33" style:family="text">
      <style:text-properties fo:color="#000000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/>
    </style:style>
    <style:style style:name="T34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35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4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4" style:font-size-complex="3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super 58%" style:font-name="Arial" fo:font-size="36pt" fo:font-style="normal" fo:text-shadow="none" style:text-underline-style="none" fo:font-weight="normal" style:letter-kerning="true" style:font-name-asian="Arial2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position="super 58%" style:font-name="Segoe UI Semibold" fo:font-size="32pt" fo:font-style="italic" fo:text-shadow="none" style:text-underline-style="none" fo:font-weight="normal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41" style:family="text">
      <style:text-properties fo:color="#000000" style:font-name="Segoe UI Semibold" fo:font-size="32pt" fo:font-style="italic" fo:text-shadow="none" style:text-underline-style="none" fo:font-weight="normal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1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4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position="super 58%" style:font-name="Segoe UI Semibold1" fo:font-size="32pt" fo:font-style="italic" fo:text-shadow="none" style:text-underline-style="none" fo:font-weight="normal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44" style:family="text">
      <style:text-properties fo:color="#000000" style:font-name="Segoe UI Semibold1" fo:font-size="32pt" fo:font-style="italic" fo:text-shadow="none" style:text-underline-style="none" fo:font-weight="normal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none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normal" style:letter-kerning="true" style:font-name-asian="Berlin Sans FB" style:font-size-asian="32pt" style:language-asian="ar" style:country-asian="SA" style:font-style-asian="normal" style:font-weight-asian="normal" style:font-name-complex="Harrington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Gabriola" fo:font-size="48pt" fo:language="en" fo:country="US" fo:font-style="normal" fo:text-shadow="none" style:text-underline-style="none" fo:font-weight="bold" style:letter-kerning="true" style:font-name-asian="Berlin Sans FB" style:font-size-asian="48pt" style:language-asian="ar" style:country-asian="SA" style:font-style-asian="normal" style:font-weight-asian="bold" style:font-name-complex="Harrington" style:font-size-complex="4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Liberation Serif2" style:font-size-asian="28pt" style:language-asian="hi" style:country-asian="IN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Segoe UI" fo:font-size="31pt" fo:language="en" fo:country="US" fo:font-style="normal" fo:text-shadow="none" style:text-underline-style="none" fo:font-weight="bold" style:letter-kerning="true" style:font-name-asian="Liberation Serif2" style:font-size-asian="31pt" style:language-asian="hi" style:country-asian="IN" style:font-style-asian="normal" style:font-weight-asian="bold" style:font-size-complex="31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Liberation Serif2" style:font-size-asian="36pt" style:language-asian="hi" style:country-asian="IN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Liberation Serif2" style:font-size-asian="36pt" style:language-asian="hi" style:country-asian="IN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Segoe UI" fo:font-size="20pt" fo:language="en" fo:country="US" fo:font-style="normal" fo:text-shadow="none" style:text-underline-style="none" fo:font-weight="bold" style:letter-kerning="true" style:font-name-asian="Liberation Serif2" style:font-size-asian="20pt" style:language-asian="hi" style:country-asian="IN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Segoe UI Semibold" fo:font-size="15pt" fo:language="en" fo:country="US" fo:font-style="normal" fo:text-shadow="none" style:text-underline-style="none" fo:font-weight="normal" style:letter-kerning="true" style:font-name-asian="Liberation Serif2" style:font-size-asian="15pt" style:language-asian="hi" style:country-asian="IN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Segoe UI Semibold2" fo:font-size="15pt" fo:language="en" fo:country="US" fo:font-style="normal" fo:text-shadow="none" style:text-underline-style="none" fo:font-weight="normal" style:letter-kerning="true" style:font-name-asian="Segoe UI Semibold2" style:font-size-asian="15pt" style:language-asian="hi" style:country-asian="IN" style:font-style-asian="normal" style:font-weight-asian="normal" style:font-name-complex="Segoe UI Semibold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Segoe UI Semibold" fo:font-size="15pt" fo:language="en" fo:country="US" fo:font-style="normal" fo:text-shadow="none" style:text-underline-style="none" fo:font-weight="normal" style:letter-kerning="true" style:font-name-asian="Segoe UI Semibold2" style:font-size-asian="15pt" style:language-asian="hi" style:country-asian="IN" style:font-style-asian="normal" style:font-weight-asian="normal" style:font-name-complex="Segoe UI Semibold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3" style:font-size-asian="28pt" style:language-asian="ar" style:country-asian="SA" style:font-style-asian="normal" style:font-weight-asian="normal" style:font-name-complex="Segoe U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3" style:font-size-asian="32pt" style:language-asian="ar" style:country-asian="SA" style:font-style-asian="italic" style:font-weight-asian="bold" style:font-name-complex="Segoe UI3" style:font-size-complex="32pt" style:font-style-complex="italic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language="en" fo:country="US" fo:font-style="normal" fo:text-shadow="none" style:text-underline-style="none" fo:font-weight="normal" style:letter-kerning="true" style:font-name-asian="Segoe UI3" style:font-size-asian="32pt" style:language-asian="ar" style:country-asian="SA" style:font-style-asian="normal" style:font-weight-asian="normal" style:font-name-complex="Segoe U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3d73" style:text-outline="false" style:text-line-through-style="none" style:text-line-through-type="none" style:font-name="Segoe UI Semibold" fo:font-size="31pt" fo:language="en" fo:country="US" fo:font-style="italic" fo:text-shadow="none" style:text-underline-style="none" fo:font-weight="normal" style:letter-kerning="true" style:font-name-asian="Segoe UI3" style:font-size-asian="31pt" style:language-asian="ar" style:country-asian="SA" style:font-style-asian="italic" style:font-weight-asian="normal" style:font-name-complex="Segoe UI3" style:font-size-complex="3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italic" fo:text-shadow="none" style:text-underline-style="none" fo:font-weight="normal" style:letter-kerning="true" style:font-name-asian="Segoe UI3" style:font-size-asian="36pt" style:language-asian="ar" style:country-asian="SA" style:font-style-asian="italic" style:font-weight-asian="normal" style:font-name-complex="Segoe UI3" style:font-size-complex="36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0000" style:text-outline="false" style:text-line-through-style="none" style:text-line-through-type="none" style:text-position="super 58%" style:font-name="Arial" fo:font-size="36pt" fo:language="en" fo:country="US" fo:font-style="italic" fo:text-shadow="none" style:text-underline-style="none" fo:font-weight="normal" style:letter-kerning="true" style:font-name-asian="Arial2" style:font-size-asian="36pt" style:language-asian="ar" style:country-asian="SA" style:font-style-asian="italic" style:font-weight-asian="normal" style:font-name-complex="Arial2" style:font-size-complex="3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super 58%" style:font-name="Arial" fo:font-size="36pt" fo:language="en" fo:country="US" fo:font-style="italic" fo:text-shadow="none" style:text-underline-style="none" fo:font-weight="normal" style:letter-kerning="true" style:font-name-asian="Arial2" style:font-size-asian="36pt" style:language-asian="ar" style:country-asian="SA" style:font-style-asian="italic" style:font-weight-asian="normal" style:font-name-complex="Arial2" style:font-size-complex="36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italic" fo:text-shadow="none" style:text-underline-style="none" fo:font-weight="bold" style:letter-kerning="true" style:font-name-asian="Segoe UI3" style:font-size-asian="36pt" style:language-asian="ar" style:country-asian="SA" style:font-style-asian="italic" style:font-weight-asian="bold" style:font-name-complex="Segoe UI3" style:font-size-complex="36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ffff" style:text-outline="false" style:text-line-through-style="none" style:text-line-through-type="none" style:text-position="super 58%" style:font-name="Arial2" fo:font-size="32pt" fo:language="en" fo:country="US" fo:font-style="normal" fo:text-shadow="none" style:text-underline-style="none" fo:font-weight="normal" style:letter-kerning="true" style:font-name-asian="Segoe UI3" style:font-size-asian="32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c0000" style:text-outline="false" style:text-line-through-style="none" style:text-line-through-type="none" style:text-position="super 58%" style:font-name="Arial2" fo:font-size="36pt" fo:language="en" fo:country="US" fo:font-style="normal" fo:text-shadow="none" style:text-underline-style="none" fo:font-weight="normal" style:letter-kerning="true" style:font-name-asian="Arial2" style:font-size-asian="36pt" style:language-asian="ar" style:country-asian="SA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d320" style:text-outline="false" style:text-line-through-style="none" style:text-line-through-type="none" style:text-position="super 58%" style:font-name="Arial2" fo:font-size="36pt" fo:language="en" fo:country="US" fo:font-style="normal" fo:text-shadow="1pt 1pt" style:text-underline-style="none" fo:font-weight="normal" style:letter-kerning="true" style:font-name-asian="Arial2" style:font-size-asian="36pt" style:language-asian="ar" style:country-asian="SA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Arial2" style:font-size-asian="28pt" style:language-asian="ar" style:country-asian="SA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style:text-outline="false" style:text-line-through-style="none" style:text-line-through-type="none" style:text-position="0% 100%" style:font-name="Arial2" fo:font-size="32pt" fo:language="en" fo:country="US" fo:font-style="normal" fo:text-shadow="none" style:text-underline-style="none" fo:font-weight="normal" style:letter-kerning="true" style:font-name-asian="Segoe UI3" style:font-size-asian="32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6pt" fo:language="en" fo:country="US" fo:font-style="normal" fo:text-shadow="none" style:text-underline-style="none" fo:font-weight="bold" style:letter-kerning="true" style:font-name-asian="Arial2" style:font-size-asian="36pt" style:language-asian="ar" style:country-asian="SA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3" style:font-size-asian="28pt" style:language-asian="ar" style:country-asian="SA" style:font-style-asian="normal" style:font-weight-asian="normal" style:font-name-complex="Segoe U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3d73" style:text-outline="false" style:text-line-through-style="none" style:text-line-through-type="none" style:text-position="0% 100%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99" style:text-outline="false" style:text-line-through-style="none" style:text-line-through-type="none" style:text-position="0% 100%" style:font-name="Segoe UI Semibold" fo:font-size="32pt" fo:language="en" fo:country="US" fo:font-style="italic" fo:text-shadow="none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anguage="en" fo:country="US" fo:font-style="italic" fo:text-shadow="none" style:text-underline-style="none" fo:font-weight="bold" style:letter-kerning="true" style:font-name-asian="Segoe UI3" style:font-size-asian="32pt" style:language-asian="ar" style:country-asian="SA" style:font-style-asian="italic" style:font-weight-asian="bold" style:font-name-complex="Segoe UI3" style:font-size-complex="32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3d73" style:text-outline="false" style:text-line-through-style="none" style:text-line-through-type="none" style:text-position="0% 100%" style:font-name="Segoe UI Semibold" fo:font-size="32pt" fo:language="en" fo:country="US" fo:font-style="normal" fo:text-shadow="none" style:text-underline-style="none" fo:font-weight="normal" style:letter-kerning="true" style:font-name-asian="Segoe UI3" style:font-size-asian="32pt" style:language-asian="ar" style:country-asian="SA" style:font-style-asian="normal" style:font-weight-asian="normal" style:font-name-complex="Segoe U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36pt" fo:language="en" fo:country="US" fo:font-style="normal" fo:text-shadow="none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6pt" fo:language="en" fo:country="US" fo:font-style="normal" fo:text-shadow="none" style:text-underline-style="none" fo:font-weight="bold" style:letter-kerning="true" style:font-name-asian="Arial2" style:font-size-asian="36pt" style:language-asian="ar" style:country-asian="SA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bold" style:letter-kerning="true" style:font-name-asian="Arial2" style:font-size-asian="36pt" style:language-asian="ar" style:country-asian="SA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d320" style:text-outline="false" style:text-line-through-style="none" style:text-line-through-type="none" style:text-position="super 58%" style:font-name="Arial" fo:font-size="36pt" fo:language="en" fo:country="US" fo:font-style="normal" fo:text-shadow="1pt 1pt" style:text-underline-style="none" fo:font-weight="normal" style:letter-kerning="true" style:font-name-asian="Arial2" style:font-size-asian="36pt" style:language-asian="ar" style:country-asian="SA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6pt" fo:language="en" fo:country="US" fo:font-style="normal" fo:text-shadow="none" style:text-underline-style="none" fo:font-weight="bold" style:letter-kerning="true" style:font-name-asian="Arial2" style:font-size-asian="36pt" style:language-asian="ar" style:country-asian="SA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2pt" fo:language="en" fo:country="US" fo:font-style="normal" fo:text-shadow="none" style:text-underline-style="none" fo:font-weight="bold" style:letter-kerning="true" style:font-name-asian="Arial2" style:font-size-asian="32pt" style:language-asian="ar" style:country-asian="SA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6pt" fo:language="en" fo:country="US" fo:font-style="normal" fo:text-shadow="none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2pt" fo:language="en" fo:country="US" fo:font-style="normal" fo:text-shadow="none" style:text-underline-style="none" fo:font-weight="bold" style:letter-kerning="true" style:font-name-asian="Segoe UI3" style:font-size-asian="32pt" style:language-asian="ar" style:country-asian="SA" style:font-style-asian="normal" style:font-weight-asian="bold" style:font-name-complex="Segoe UI3" style:font-size-complex="3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32pt" fo:language="en" fo:country="US" fo:font-style="normal" fo:text-shadow="1pt 1pt" style:text-underline-style="none" fo:font-weight="normal" style:letter-kerning="true" style:font-name-asian="Segoe UI3" style:font-size-asian="32pt" style:language-asian="ar" style:country-asian="SA" style:font-style-asian="normal" style:font-weight-asian="normal" style:font-name-complex="Segoe U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20pt" fo:language="en" fo:country="US" fo:font-style="normal" fo:text-shadow="none" style:text-underline-style="none" fo:font-weight="bold" style:letter-kerning="true" style:font-name-asian="Segoe UI3" style:font-size-asian="20pt" style:language-asian="ar" style:country-asian="SA" style:font-style-asian="normal" style:font-weight-asian="bold" style:font-name-complex="Segoe UI3" style:font-size-complex="20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ffffff" style:font-name="Segoe UI" fo:font-size="28pt" fo:language="en" fo:country="US" fo:font-style="italic" fo:text-shadow="1pt 1pt" style:text-underline-style="none" fo:font-weight="normal" style:letter-kerning="true" style:font-name-asian="Segoe UI3" style:font-size-asian="28pt" style:language-asian="ar" style:country-asian="SA" style:font-style-asian="italic" style:font-weight-asian="normal" style:font-name-complex="Segoe UI3" style:font-size-complex="28pt" style:font-style-complex="italic" style:font-weight-complex="normal"/>
    </style:style>
    <style:style style:name="T95" style:family="text">
      <style:text-properties fo:color="#000000" style:font-name="Segoe UI Semibold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96" style:family="text">
      <style:text-properties fo:color="#000000" style:font-name="Segoe UI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Microsoft YaHei" style:font-size-asian="36pt" style:language-asian="ar" style:country-asian="SA" style:font-style-asian="normal" style:font-weight-asian="normal" style:font-name-complex="Arial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Arial4" style:font-size-complex="36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ffff" style:text-outline="false" style:text-line-through-style="none" style:text-line-through-type="none" style:font-name="Segoe UI" fo:font-size="16pt" fo:language="en" fo:country="US" fo:font-style="normal" fo:text-shadow="1pt 1pt" style:text-underline-style="none" fo:font-weight="normal" style:letter-kerning="true" style:font-name-asian="Microsoft YaHei" style:font-size-asian="16pt" style:language-asian="ar" style:country-asian="SA" style:font-style-asian="normal" style:font-weight-asian="normal" style:font-name-complex="Arial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ffff" style:text-outline="false" style:text-line-through-style="none" style:text-line-through-type="none" style:font-name="Segoe UI" fo:font-size="20pt" fo:language="en" fo:country="US" fo:font-style="normal" fo:text-shadow="1pt 1pt" style:text-underline-style="none" fo:font-weight="normal" style:letter-kerning="true" style:font-name-asian="Microsoft YaHei" style:font-size-asian="20pt" style:language-asian="ar" style:country-asian="SA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bold" style:letter-kerning="true" style:font-name-asian="Microsoft YaHei" style:font-size-asian="20pt" style:language-asian="ar" style:country-asian="SA" style:font-style-asian="normal" style:font-weight-asian="bold" style:font-name-complex="Arial4" style:font-size-complex="20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Microsoft YaHei" style:font-size-asian="28pt" style:language-asian="ar" style:country-asian="SA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Segoe UI" fo:font-size="33pt" fo:language="en" fo:country="US" fo:font-style="normal" fo:text-shadow="none" style:text-underline-style="none" fo:font-weight="bold" style:letter-kerning="true" style:font-name-asian="Segoe UI3" style:font-size-asian="33pt" style:language-asian="ar" style:country-asian="SA" style:font-style-asian="normal" style:font-weight-asian="bold" style:font-name-complex="Segoe UI3" style:font-size-complex="33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font-name="Segoe UI" fo:font-size="16pt" fo:language="en" fo:country="US" fo:font-style="normal" fo:text-shadow="none" style:text-underline-style="none" fo:font-weight="normal" style:letter-kerning="true" style:font-name-asian="Segoe UI3" style:font-size-asian="16pt" style:language-asian="ar" style:country-asian="SA" style:font-style-asian="normal" style:font-weight-asian="normal" style:font-name-complex="Segoe UI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font-name="Segoe UI" fo:font-size="20pt" fo:language="en" fo:country="US" fo:font-style="normal" fo:text-shadow="none" style:text-underline-style="none" fo:font-weight="normal" style:letter-kerning="true" style:font-name-asian="Segoe UI3" style:font-size-asian="20pt" style:language-asian="ar" style:country-asian="SA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normal" style:letter-kerning="true" style:font-name-asian="Segoe UI3" style:font-size-asian="20pt" style:language-asian="ar" style:country-asian="SA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2" style:font-size-asian="36pt" style:language-asian="ar" style:country-asian="SA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ffff" style:text-outline="false" style:text-line-through-style="none" style:text-line-through-type="none" style:text-position="super 58%" style:font-name="Arial" fo:font-size="32pt" fo:language="en" fo:country="US" fo:font-style="normal" fo:text-shadow="none" style:text-underline-style="none" fo:font-weight="normal" style:letter-kerning="true" style:font-name-asian="Segoe UI3" style:font-size-asian="32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6pt" fo:language="en" fo:country="US" fo:font-style="normal" fo:text-shadow="none" style:text-underline-style="none" fo:font-weight="normal" style:letter-kerning="true" style:font-name-asian="Segoe UI4" style:font-size-asian="36pt" style:language-asian="ar" style:country-asian="SA" style:font-style-asian="normal" style:font-weight-asian="normal" style:font-name-complex="Segoe UI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d320" style:text-outline="false" style:text-line-through-style="none" style:text-line-through-type="none" style:text-position="super 58%" style:font-name="Arial" fo:font-size="36pt" fo:language="en" fo:country="US" fo:font-style="normal" fo:text-shadow="1pt 1pt" style:text-underline-style="none" fo:font-weight="normal" style:letter-kerning="true" style:font-name-asian="Segoe UI4" style:font-size-asian="36pt" style:language-asian="ar" style:country-asian="SA" style:font-style-asian="normal" style:font-weight-asian="normal" style:font-name-complex="Segoe UI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32pt" fo:language="en" fo:country="US" fo:font-style="normal" fo:text-shadow="none" style:text-underline-style="none" fo:font-weight="normal" style:letter-kerning="true" style:font-name-asian="Segoe UI3" style:font-size-asian="32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d320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bold" style:letter-kerning="true" style:font-name-asian="Segoe UI4" style:font-size-asian="36pt" style:language-asian="ar" style:country-asian="SA" style:font-style-asian="normal" style:font-weight-asian="bold" style:font-name-complex="Segoe UI4" style:font-size-complex="3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4" style:font-size-asian="28pt" style:language-asian="ar" style:country-asian="SA" style:font-style-asian="normal" style:font-weight-asian="normal" style:font-name-complex="Segoe UI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3d73" style:text-outline="false" style:text-line-through-style="none" style:text-line-through-type="none" style:text-position="0% 100%" style:font-name="Segoe UI Semibold" fo:font-size="32pt" fo:language="en" fo:country="US" fo:font-style="italic" fo:text-shadow="none" style:text-underline-style="none" fo:font-weight="bold" style:letter-kerning="true" style:font-name-asian="Segoe UI4" style:font-size-asian="32pt" style:language-asian="ar" style:country-asian="SA" style:font-style-asian="italic" style:font-weight-asian="bold" style:font-name-complex="Segoe UI4" style:font-size-complex="32pt" style:font-style-complex="italic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3d73" style:text-outline="false" style:text-line-through-style="none" style:text-line-through-type="none" style:text-position="0% 100%" style:font-name="Segoe UI" fo:font-size="32pt" fo:language="en" fo:country="US" fo:font-style="italic" fo:text-shadow="none" style:text-underline-style="none" fo:font-weight="bold" style:letter-kerning="true" style:font-name-asian="Segoe UI4" style:font-size-asian="32pt" style:language-asian="ar" style:country-asian="SA" style:font-style-asian="italic" style:font-weight-asian="bold" style:font-name-complex="Segoe UI4" style:font-size-complex="32pt" style:font-style-complex="italic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36pt" fo:language="en" fo:country="US" fo:font-style="normal" fo:text-shadow="none" style:text-underline-style="none" fo:font-weight="bold" style:letter-kerning="true" style:font-name-asian="Segoe UI4" style:font-size-asian="36pt" style:language-asian="ar" style:country-asian="SA" style:font-style-asian="normal" style:font-weight-asian="bold" style:font-name-complex="Segoe UI4" style:font-size-complex="3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6pt" fo:language="en" fo:country="US" fo:font-style="normal" fo:text-shadow="none" style:text-underline-style="none" fo:font-weight="bold" style:letter-kerning="true" style:font-name-asian="Segoe UI4" style:font-size-asian="36pt" style:language-asian="ar" style:country-asian="SA" style:font-style-asian="normal" style:font-weight-asian="bold" style:font-name-complex="Segoe UI4" style:font-size-complex="36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3d73" style:text-outline="false" style:text-line-through-style="none" style:text-line-through-type="none" style:text-position="0% 100%" style:font-name="Segoe UI" fo:font-size="32pt" fo:language="en" fo:country="US" fo:font-style="italic" fo:text-shadow="1pt 1pt" style:text-underline-style="none" fo:font-weight="normal" style:letter-kerning="true" style:font-name-asian="Segoe UI3" style:font-size-asian="32pt" style:language-asian="ar" style:country-asian="SA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ffffff" style:text-outline="false" style:text-line-through-style="none" style:text-line-through-type="none" style:text-position="0% 100%" style:font-name="Segoe UI" fo:font-size="36pt" fo:language="en" fo:country="US" fo:font-style="normal" fo:text-shadow="1pt 1pt" style:text-underline-style="none" fo:font-weight="normal" style:letter-kerning="true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0pt" fo:language="en" fo:country="US" fo:font-style="normal" fo:text-shadow="none" style:text-underline-style="solid" style:text-underline-width="auto" style:text-underline-color="font-color" fo:font-weight="normal" style:letter-kerning="true" style:font-name-asian="Segoe UI3" style:font-size-asian="20pt" style:language-asian="ar" style:country-asian="SA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0pt" fo:language="en" fo:country="US" fo:font-style="normal" fo:text-shadow="none" style:text-underline-style="none" fo:font-weight="normal" style:letter-kerning="true" style:font-name-asian="Times New Roman" style:font-size-asian="20pt" style:language-asian="ar" style:country-asian="SA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0pt" fo:language="en" fo:country="US" fo:font-style="italic" fo:text-shadow="none" style:text-underline-style="none" fo:font-weight="normal" style:letter-kerning="true" style:font-name-asian="Times New Roman" style:font-size-asian="20pt" style:language-asian="ar" style:country-asian="SA" style:font-style-asian="italic" style:font-weight-asian="normal" style:font-name-complex="Segoe UI3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Saturday, March 30, 2019 – 6:30 p.m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" draw:text-style-name="P6" draw:layer="layout" svg:width="26.162cm" svg:height="10.385cm" svg:x="1.016cm" svg:y="1.27cm">
          <draw:text-box>
            <text:p text:style-name="P5"><text:span text:style-name="T2">Welcome to Immanuel Lutheran Church.</text:span></text:p>
            <text:p text:style-name="P5"><text:span text:style-name="T2">We are happy to have you here </text:span></text:p>
            <text:p text:style-name="P5"><text:span text:style-name="T2">to worship with us.</text:span></text:p>
            <text:p text:style-name="P5"><text:span text:style-name="T2"/></text:p>
            <text:p text:style-name="P5"><text:span text:style-name="T2">Our worship will follow </text:span></text:p>
            <text:p text:style-name="P5"><text:span text:style-name="T2">Divine Service - Setting 4</text:span></text:p>
            <text:p text:style-name="P5"><text:span text:style-name="T2">which begins on page 203 in your hymnal.</text:span></text:p>
            <text:p text:style-name="P5"><text:span text:style-name="T2"/></text:p>
            <text:p text:style-name="P2"><text:span text:style-name="T2">You may also follow the service on these screens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6.162cm" svg:height="3.066cm" svg:x="1.016cm" svg:y="0.508cm">
          <draw:text-box>
            <text:p text:style-name="P7"><text:span text:style-name="T3">HYMN #686</text:span></text:p>
            <text:p text:style-name="P5"><text:span text:style-name="T4">“</text:span><text:span text:style-name="T4">Come, Thou Fount of Every Blessing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6.162cm" svg:height="7.011cm" svg:x="1.016cm" svg:y="0.508cm">
          <draw:text-box>
            <text:p text:style-name="P7"><text:span text:style-name="T5">1. </text:span><text:span text:style-name="T6">Come, Thou Fount of ev’ry blessing, </text:span><text:span text:style-name="T6"><text:line-break/></text:span><text:span text:style-name="T6">Tune my heart to sing Thy grace; </text:span><text:span text:style-name="T6"><text:line-break/></text:span><text:span text:style-name="T6">Streams of mercy, never ceasing, </text:span><text:span text:style-name="T6"><text:line-break/></text:span><text:span text:style-name="T6">Call for songs of loudest prais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6.162cm" svg:height="7.011cm" svg:x="1.016cm" svg:y="0.508cm">
          <draw:text-box>
            <text:p text:style-name="P8"><text:span text:style-name="T6">While the hope of endless glory</text:span><text:span text:style-name="T6"><text:line-break/></text:span><text:span text:style-name="T6">Fills my heart with joy and love,</text:span><text:span text:style-name="T6"><text:line-break/></text:span><text:span text:style-name="T6">Teach me ever to adore Thee;</text:span><text:span text:style-name="T6"><text:line-break/></text:span><text:span text:style-name="T6">May I still Thy goodness prov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6.162cm" svg:height="7.011cm" svg:x="1.016cm" svg:y="0.508cm">
          <draw:text-box>
            <text:p text:style-name="P7"><text:span text:style-name="T5">2. </text:span><text:span text:style-name="T6">Here I raise my Ebenezer, </text:span><text:span text:style-name="T6"><text:line-break/></text:span><text:span text:style-name="T6">Hither by Thy help I’ve come; </text:span><text:span text:style-name="T6"><text:line-break/></text:span><text:span text:style-name="T6">And I hope, by Thy good pleasure, </text:span><text:span text:style-name="T6"><text:line-break/></text:span><text:span text:style-name="T6">Safely to arrive at hom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6.162cm" svg:height="7.011cm" svg:x="1.016cm" svg:y="0.508cm">
          <draw:text-box>
            <text:p text:style-name="P8"><text:span text:style-name="T6">Jesus sought me when a stranger,</text:span><text:span text:style-name="T6"><text:line-break/></text:span><text:span text:style-name="T6">Wand’ring from the fold of God;</text:span><text:span text:style-name="T6"><text:line-break/></text:span><text:span text:style-name="T6">He, to rescue me from danger,</text:span><text:span text:style-name="T6"><text:line-break/></text:span><text:span text:style-name="T6">Interposed His precious blo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6.162cm" svg:height="7.011cm" svg:x="1.016cm" svg:y="0.508cm">
          <draw:text-box>
            <text:p text:style-name="P8"><text:span text:style-name="T5">3. </text:span><text:span text:style-name="T6">Oh, to grace how great a debtor</text:span><text:span text:style-name="T6"><text:line-break/></text:span><text:span text:style-name="T6">Daily I’m constrained to be;</text:span><text:span text:style-name="T6"><text:line-break/></text:span><text:span text:style-name="T6">Let that grace now like a fetter</text:span><text:span text:style-name="T6"><text:line-break/></text:span><text:span text:style-name="T6">Bind my wand’ring heart to Thee: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6.162cm" svg:height="7.011cm" svg:x="1.016cm" svg:y="0.508cm">
          <draw:text-box>
            <text:p text:style-name="P8"><text:span text:style-name="T6">Prone to wander, Lord, I feel it; </text:span><text:span text:style-name="T6"><text:line-break/></text:span><text:span text:style-name="T6">Prone to leave the God I love. </text:span><text:span text:style-name="T6"><text:line-break/></text:span><text:span text:style-name="T6">Here’s my heart, O take and seal it, </text:span><text:span text:style-name="T6"><text:line-break/></text:span><text:span text:style-name="T6">Seal it for Thy courts abov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6.162cm" svg:height="7.011cm" svg:x="1.016cm" svg:y="0.508cm">
          <draw:text-box>
            <text:p text:style-name="P7"><text:span text:style-name="T5">4. </text:span><text:span text:style-name="T6">Oh, that day when freed from sinning,</text:span></text:p>
            <text:p text:style-name="P7"><text:span text:style-name="T6">I shall see Thy lovely face;</text:span></text:p>
            <text:p text:style-name="P7"><text:span text:style-name="T6">Clothed then in the </text:span><text:span text:style-name="T7">blood-washed linen,</text:span></text:p>
            <text:p text:style-name="P8"><text:span text:style-name="T6">How I’ll sing Thy wondrous grace!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6.162cm" svg:height="10.314cm" svg:x="1.016cm" svg:y="0.508cm">
          <draw:text-box>
            <text:p text:style-name="P8"><text:span text:style-name="T6">Come, my Lord, no longer tarry;</text:span></text:p>
            <text:p text:style-name="P7"><text:span text:style-name="T6">Take my ransom’d soul away;</text:span></text:p>
            <text:p text:style-name="P8"><text:span text:style-name="T6">Send Thine angels soon to carry </text:span><text:span text:style-name="T6"><text:line-break/></text:span><text:span text:style-name="T6">Me to realms of endless day.</text:span></text:p>
            <text:p text:style-name="P9"><text:span text:style-name="T8"><text:line-break/></text:span><text:span text:style-name="T8"/></text:p>
            <text:p text:style-name="P10"><text:span text:style-name="T8"><text:s text:c="5"/></text:span><text:span text:style-name="T9">Public domai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" draw:text-style-name="P13" draw:layer="layout" svg:width="25.654cm" svg:height="6.256cm" svg:x="1.29cm" svg:y="0.602cm">
          <draw:text-box>
            <text:p text:style-name="P8"><text:span text:style-name="T3">INVOCATION</text:span></text:p>
            <text:p text:style-name="P11"><text:span text:style-name="T10">P:</text:span><text:span text:style-name="T11"> In the name of the Father and of the</text:span><text:span text:style-name="T12"> </text:span><text:span text:style-name="T13">+</text:span><text:span text:style-name="T12"> </text:span><text:span text:style-name="T11">Son </text:span></text:p>
            <text:p text:style-name="P11"><text:span text:style-name="T11"><text:s text:c="4"/></text:span><text:span text:style-name="T11">and of the Holy Spirit.</text:span></text:p>
            <text:p text:style-name="P12"><text:span text:style-name="T14">C: </text:span><text:span text:style-name="T15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" draw:text-style-name="P13" draw:layer="layout" svg:width="25.654cm" svg:height="4.753cm" svg:x="1.29cm" svg:y="0.602cm">
          <draw:text-box>
            <text:p text:style-name="P8"><text:span text:style-name="T3">EXHORTATION</text:span></text:p>
            <text:p text:style-name="P11"><text:span text:style-name="T11">P: Our help is in the name of the Lord,</text:span></text:p>
            <text:p text:style-name="P9"><text:span text:style-name="T14">C: </text:span><text:span text:style-name="T15">who made heaven and earth.</text:span><text:span text:style-name="T16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" draw:text-style-name="P17" draw:layer="layout" svg:width="25.654cm" svg:height="6.637cm" svg:x="1.29cm" svg:y="0.602cm">
          <draw:text-box>
            <text:p text:style-name="P14"><text:span text:style-name="T11">P: If You, O Lord, kept a record of sins, O Lord, <text:s text:c="3"/></text:span></text:p>
            <text:p text:style-name="P15"><text:span text:style-name="T11"><text:s text:c="4"/></text:span><text:span text:style-name="T11">who could stand?</text:span></text:p>
            <text:p text:style-name="P16"><text:span text:style-name="T14">C: </text:span><text:span text:style-name="T15">But with You there is forgiveness; </text:span></text:p>
            <text:p text:style-name="P9"><text:span text:style-name="T15"><text:s text:c="4"/></text:span><text:span text:style-name="T15">therefore You are fear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7" draw:layer="layout" svg:width="25.654cm" svg:height="6.263cm" svg:x="1.29cm" svg:y="0.602cm">
          <draw:text-box>
            <text:p text:style-name="P14"><text:span text:style-name="T11">P: Since we are gathered to hear God’s Word, </text:span></text:p>
            <text:p text:style-name="P14"><text:span text:style-name="T11"><text:s text:c="4"/></text:span><text:span text:style-name="T11">call upon Him in prayer and praise, and </text:span></text:p>
            <text:p text:style-name="P14"><text:span text:style-name="T11"><text:s text:c="4"/></text:span><text:span text:style-name="T11">receive the body and blood of our Lord Jesus </text:span></text:p>
            <text:p text:style-name="P14"><text:span text:style-name="T11"><text:s text:c="4"/></text:span><text:span text:style-name="T11">Christ in the fellowship of this altar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7" draw:layer="layout" svg:width="25.654cm" svg:height="7.766cm" svg:x="1.29cm" svg:y="0.602cm">
          <draw:text-box>
            <text:p text:style-name="P14"><text:span text:style-name="T11"><text:s text:c="4"/></text:span><text:span text:style-name="T11">let us first consider our unworthiness and </text:span></text:p>
            <text:p text:style-name="P14"><text:span text:style-name="T11"><text:s text:c="4"/></text:span><text:span text:style-name="T11">confess before God and one another that we <text:s text:c="2"/></text:span></text:p>
            <text:p text:style-name="P14"><text:span text:style-name="T11"><text:s text:c="4"/></text:span><text:span text:style-name="T11">have sinned in thought, word, and deed, and </text:span></text:p>
            <text:p text:style-name="P14"><text:span text:style-name="T11"><text:s text:c="4"/></text:span><text:span text:style-name="T11">that we cannot free ourselves from our sinful </text:span></text:p>
            <text:p text:style-name="P14"><text:span text:style-name="T11"><text:s text:c="4"/></text:span><text:span text:style-name="T11">condi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17" draw:layer="layout" svg:width="25.654cm" svg:height="7.766cm" svg:x="1.29cm" svg:y="0.602cm">
          <draw:text-box>
            <text:p text:style-name="P14"><text:span text:style-name="T17"><text:s text:c="4"/></text:span><text:span text:style-name="T11">Together as His people let us take refuge in </text:span></text:p>
            <text:p text:style-name="P14"><text:span text:style-name="T11"><text:s text:c="4"/></text:span><text:span text:style-name="T11">the infinite mercy of God, our heavenly </text:span></text:p>
            <text:p text:style-name="P14"><text:span text:style-name="T11"><text:s text:c="4"/></text:span><text:span text:style-name="T11">Father, seeking His grace for the sake of </text:span></text:p>
            <text:p text:style-name="P14"><text:span text:style-name="T11"><text:s text:c="4"/></text:span><text:span text:style-name="T11">Christ, and saying: God, be merciful to me, a </text:span></text:p>
            <text:p text:style-name="P14"><text:span text:style-name="T11"><text:s text:c="4"/></text:span><text:span text:style-name="T11">sinne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2" draw:text-style-name="P17" draw:layer="layout" svg:width="25.654cm" svg:height="7.766cm" svg:x="1.29cm" svg:y="0.602cm">
          <draw:text-box>
            <text:p text:style-name="P18"><text:span text:style-name="T17"><text:s text:c="4"/></text:span><text:span text:style-name="T18">ABSOLUTION</text:span></text:p>
            <text:p text:style-name="P15"><text:span text:style-name="T17">P: Almighty God in His mercy has given His Son </text:span></text:p>
            <text:p text:style-name="P15"><text:span text:style-name="T17"><text:s text:c="4"/></text:span><text:span text:style-name="T17">to die for you and for His sake forgives you all</text:span></text:p>
            <text:p text:style-name="P15"><text:span text:style-name="T17"><text:s text:c="4"/></text:span><text:span text:style-name="T17">your sins. As a called and ordained servant of </text:span></text:p>
            <text:p text:style-name="P14"><text:span text:style-name="T17"><text:s text:c="4"/></text:span><text:span text:style-name="T17">Christ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" draw:text-style-name="P17" draw:layer="layout" svg:width="25.654cm" svg:height="6.45cm" svg:x="1.29cm" svg:y="0.602cm">
          <draw:text-box>
            <text:p text:style-name="P15"><text:span text:style-name="T17"><text:s text:c="4"/></text:span><text:span text:style-name="T19"><text:s/></text:span><text:span text:style-name="T17">and by His authority,</text:span><text:span text:style-name="T20"> </text:span><text:span text:style-name="T17">I therefore forgive you</text:span></text:p>
            <text:p text:style-name="P15"><text:span text:style-name="T17"><text:s text:c="4"/></text:span><text:span text:style-name="T17">all your sins in the name of the Father and</text:span></text:p>
            <text:p text:style-name="P15"><text:span text:style-name="T17"><text:s text:c="4"/></text:span><text:span text:style-name="T17">of the</text:span><text:span text:style-name="T21"> </text:span><text:span text:style-name="T22">+</text:span><text:span text:style-name="T21"> </text:span><text:span text:style-name="T17">Son and of the Holy Spirit.</text:span></text:p>
            <text:p text:style-name="P14"><text:span text:style-name="T23">C: </text:span><text:span text:style-name="T24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20" draw:layer="layout" svg:width="25.654cm" svg:height="1.684cm" svg:x="1.29cm" svg:y="0.602cm">
          <draw:text-box>
            <text:p text:style-name="P19"><text:span text:style-name="T18">INTROI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5" draw:text-style-name="P20" draw:layer="layout" svg:width="25.654cm" svg:height="6.63cm" svg:x="1.29cm" svg:y="0.511cm">
          <draw:text-box>
            <text:p text:style-name="P18"><text:span text:style-name="T18">KYRIE</text:span></text:p>
            <text:p text:style-name="P15"><text:span text:style-name="T23">C:</text:span><text:span text:style-name="T25"> </text:span><text:span text:style-name="T26">♫</text:span><text:span text:style-name="T27"> </text:span><text:span text:style-name="T24">Lord, have mercy.</text:span></text:p>
            <text:p text:style-name="P21"><text:span text:style-name="T24"><text:s text:c="2"/></text:span><text:span text:style-name="T24">Christ, have mercy.</text:span></text:p>
            <text:p text:style-name="P15"><text:span text:style-name="T24"><text:s text:c="4"/></text:span><text:span text:style-name="T24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6" draw:text-style-name="P20" draw:layer="layout" svg:width="25.654cm" svg:height="4.753cm" svg:x="1.29cm" svg:y="0.511cm">
          <draw:text-box>
            <text:p text:style-name="P18"><text:span text:style-name="T18">SALUTATION</text:span></text:p>
            <text:p text:style-name="P15"><text:span text:style-name="T17">P: The Lord be with you.</text:span></text:p>
            <text:p text:style-name="P14"><text:span text:style-name="T23">C: </text:span><text:span text:style-name="T24">And also with you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7" draw:text-style-name="P22" draw:layer="layout" svg:width="25.654cm" svg:height="6.256cm" svg:x="1.29cm" svg:y="0.511cm">
          <draw:text-box>
            <text:p text:style-name="P18"><text:span text:style-name="T18">COLLECT OF THE DAY</text:span></text:p>
            <text:p text:style-name="P14"><text:span text:style-name="T28">A:</text:span><text:span text:style-name="T29"> </text:span><text:span text:style-name="T28">Let us pray...</text:span></text:p>
            <text:p text:style-name="P14"><text:span text:style-name="T29"/></text:p>
            <text:p text:style-name="P14"><text:span text:style-name="T23">C: </text:span><text:span text:style-name="T24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25" draw:layer="layout" svg:width="25.4cm" svg:height="3.302cm" svg:x="1.27cm" svg:y="0.508cm">
          <draw:text-box>
            <text:p text:style-name="P23"><text:span text:style-name="T30">OLD TESTAMENT</text:span></text:p>
            <text:p text:style-name="P24"><text:span text:style-name="T31">Isaiah 12:1–6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0" draw:text-style-name="P28" draw:layer="layout" svg:width="25.146cm" svg:height="7.766cm" svg:x="1.524cm" svg:y="0.508cm">
          <draw:text-box>
            <text:p text:style-name="P27"><text:span text:style-name="T32">1</text:span><text:span text:style-name="T33">You will say in that day: “I will give thanks to you, O LORD, <text:s/>for though you were angry with me, your anger turned away that you might comfort me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25.146cm" svg:height="6.604cm" svg:x="1.524cm" svg:y="0.508cm">
          <draw:text-box>
            <text:p text:style-name="P27"><text:span text:style-name="T32">2</text:span><text:span text:style-name="T33">“Behold, God is my salvation;</text:span></text:p>
            <text:p text:style-name="P27"><text:span text:style-name="T33">I will trust, and will not be afraid;</text:span></text:p>
            <text:p text:style-name="P27"><text:span text:style-name="T33">for the LORD GOD is my strength and my song,</text:span></text:p>
            <text:p text:style-name="P27"><text:span text:style-name="T33">and he has become my salvation.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25.146cm" svg:height="3.556cm" svg:x="1.524cm" svg:y="0.508cm">
          <draw:text-box>
            <text:p text:style-name="P27"><text:span text:style-name="T32">3</text:span><text:span text:style-name="T33">With joy you will draw water from the wells of salvation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1_5f_" presentation:presentation-page-layout-name="AL1T0">
        <office:forms form:automatic-focus="false" form:apply-design-mode="false"/>
        <draw:custom-shape draw:style-name="gr2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28" draw:layer="layout" svg:width="25.146cm" svg:height="6.263cm" svg:x="1.524cm" svg:y="0.508cm">
          <draw:text-box>
            <text:p text:style-name="P27"><text:span text:style-name="T32">4</text:span><text:span text:style-name="T33">And you will say in that day:</text:span></text:p>
            <text:p text:style-name="P27"><text:span text:style-name="T33">“</text:span><text:span text:style-name="T33">Give thanks to the LORD, call upon his name,</text:span></text:p>
            <text:p text:style-name="P27"><text:span text:style-name="T33">make known his deeds among the peoples, proclaim that his name is exalted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1_5f_" presentation:presentation-page-layout-name="AL1T0">
        <office:forms form:automatic-focus="false" form:apply-design-mode="false"/>
        <draw:custom-shape draw:style-name="gr2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28" draw:layer="layout" svg:width="25.146cm" svg:height="4.76cm" svg:x="1.524cm" svg:y="0.508cm">
          <draw:text-box>
            <text:p text:style-name="P27"><text:span text:style-name="T32">5</text:span><text:span text:style-name="T33">“Sing praises to the LORD, for he has done <text:s text:c="2"/></text:span></text:p>
            <text:p text:style-name="P27"><text:span text:style-name="T33"><text:s text:c="4"/></text:span><text:span text:style-name="T33">gloriously;</text:span></text:p>
            <text:p text:style-name="P27"><text:span text:style-name="T33">let this be made known in all the earth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1_5f_" presentation:presentation-page-layout-name="AL1T0">
        <office:forms form:automatic-focus="false" form:apply-design-mode="false"/>
        <draw:custom-shape draw:style-name="gr2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25.146cm" svg:height="4.76cm" svg:x="1.524cm" svg:y="0.508cm">
          <draw:text-box>
            <text:p text:style-name="P27"><text:span text:style-name="T32">6</text:span><text:span text:style-name="T33">Shout, and sing for joy, O inhabitant of Zion,</text:span></text:p>
            <text:p text:style-name="P27"><text:span text:style-name="T33"><text:s/></text:span><text:span text:style-name="T33">for great in your midst is the Holy One of Israel.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7" draw:text-style-name="P22" draw:layer="layout" svg:width="25.654cm" svg:height="3.444cm" svg:x="1.29cm" svg:y="0.511cm">
          <draw:text-box>
            <text:p text:style-name="P14"><text:span text:style-name="T17">A: <text:s/>This is the Word of the Lord.</text:span></text:p>
            <text:p text:style-name="P14"><text:span text:style-name="T23">C: </text:span><text:span text:style-name="T24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29" draw:text-style-name="P29" draw:layer="layout" svg:width="25.253cm" svg:height="3.444cm" svg:x="1.671cm" svg:y="0.62cm">
          <draw:text-box>
            <text:p text:style-name="P23"><text:span text:style-name="T34">EPISTLE</text:span></text:p>
            <text:p text:style-name="P5"><text:span text:style-name="T35">2 Corinthians 5:16–21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9" draw:layer="layout" svg:width="25.253cm" svg:height="6.263cm" svg:x="1.671cm" svg:y="0.62cm">
          <draw:text-box>
            <text:p text:style-name="P27"><text:span text:style-name="T36">16</text:span><text:span text:style-name="T37">From now on, therefore, we regard no one according to the flesh. Even though we once regarded Christ according to the flesh, we regard him thus no long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9" draw:layer="layout" svg:width="25.253cm" svg:height="4.76cm" svg:x="1.671cm" svg:y="0.62cm">
          <draw:text-box>
            <text:p text:style-name="P27"><text:span text:style-name="T36">17</text:span><text:span text:style-name="T37">Therefore, if anyone is in Christ, he is a new creation. The old has passed away; behold, the new has come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2" draw:text-style-name="P29" draw:layer="layout" svg:width="25.253cm" svg:height="4.76cm" svg:x="1.671cm" svg:y="0.62cm">
          <draw:text-box>
            <text:p text:style-name="P27"><text:span text:style-name="T36">18</text:span><text:span text:style-name="T37">All this is from God, who through Christ reconciled us to himself and gave us the ministry of reconciliation;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29" draw:layer="layout" svg:width="25.253cm" svg:height="6.263cm" svg:x="1.671cm" svg:y="0.62cm">
          <draw:text-box>
            <text:p text:style-name="P27"><text:span text:style-name="T36">19</text:span><text:span text:style-name="T37">that is, in Christ God was reconciling the world to himself, </text:span><text:span text:style-name="T38">not counting their trespasses against them, and entrusting to us the message of reconciliatio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5" draw:text-style-name="P29" draw:layer="layout" svg:width="25.253cm" svg:height="4.76cm" svg:x="1.671cm" svg:y="0.62cm">
          <draw:text-box>
            <text:p text:style-name="P27"><text:span text:style-name="T36">20</text:span><text:span text:style-name="T37">Therefore, we are ambassadors for Christ, God making his appeal through us. We implore you on behalf of Christ, be reconciled to God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9" draw:layer="layout" svg:width="25.253cm" svg:height="4.76cm" svg:x="1.671cm" svg:y="0.62cm">
          <draw:text-box>
            <text:p text:style-name="P27"><text:span text:style-name="T36">21</text:span><text:span text:style-name="T37">For our sake he made him to be sin who knew no sin, so that in him we might become the righteousness of G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8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7" draw:text-style-name="P22" draw:layer="layout" svg:width="25.654cm" svg:height="3.444cm" svg:x="1.29cm" svg:y="0.511cm">
          <draw:text-box>
            <text:p text:style-name="P14"><text:span text:style-name="T17">A: This is the Word of the Lord.</text:span></text:p>
            <text:p text:style-name="P14"><text:span text:style-name="T23">C: </text:span><text:span text:style-name="T24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8" draw:text-style-name="P22" draw:layer="layout" svg:width="25.654cm" svg:height="8.32cm" svg:x="1.29cm" svg:y="0.511cm">
          <draw:text-box>
            <text:p text:style-name="P18"><text:span text:style-name="T18">VERSE</text:span></text:p>
            <text:p text:style-name="P15"><text:span text:style-name="T23">C: </text:span><text:span text:style-name="T26">♫</text:span><text:span text:style-name="T39"> </text:span><text:span text:style-name="T24">These things are written that you may </text:span></text:p>
            <text:p text:style-name="P15"><text:span text:style-name="T24"><text:s text:c="4"/></text:span><text:span text:style-name="T24">believe that Jesus is the Christ, </text:span></text:p>
            <text:p text:style-name="P15"><text:span text:style-name="T24"><text:s text:c="4"/></text:span><text:span text:style-name="T24">the Son of God. Alleluia, alleluia, </text:span></text:p>
            <text:p text:style-name="P14"><text:span text:style-name="T24"><text:s text:c="8"/></text:span><text:span text:style-name="T24">alleluia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9" draw:text-style-name="P22" draw:layer="layout" svg:width="25.654cm" svg:height="6.256cm" svg:x="1.29cm" svg:y="0.511cm">
          <draw:text-box>
            <text:p text:style-name="P18"><text:span text:style-name="T18">HOLY GOSPEL</text:span></text:p>
            <text:p text:style-name="P14"><text:span text:style-name="T17">P: The Holy Gospel according to <text:s/>St. Luke,</text:span></text:p>
            <text:p text:style-name="P14"><text:span text:style-name="T17"><text:s text:c="4"/></text:span><text:span text:style-name="T17">The fifteenth chapter.</text:span></text:p>
            <text:p text:style-name="P14"><text:span text:style-name="T23">C: </text:span><text:span text:style-name="T24">Glory to You, O Lor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6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1" draw:layer="layout" svg:width="25.253cm" svg:height="6.263cm" svg:x="1.671cm" svg:y="0.62cm">
          <draw:text-box>
            <text:p text:style-name="P27"><text:span text:style-name="T40">1</text:span><text:span text:style-name="T41">Now the tax collectors and sinners were all drawing near to hear [Jesus]. </text:span><text:span text:style-name="T40">2</text:span><text:span text:style-name="T41">And the Pharisees and the scribes grumbled, saying, “This man receives sinners and eats with them.”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6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31" draw:layer="layout" svg:width="25.253cm" svg:height="6.263cm" svg:x="1.671cm" svg:y="0.62cm">
          <draw:text-box>
            <text:p text:style-name="P27"><text:span text:style-name="T36">3</text:span><text:span text:style-name="T37">So he told them this parable: </text:span></text:p>
            <text:p text:style-name="P27"><text:span text:style-name="T42"/></text:p>
            <text:p text:style-name="P27"><text:span text:style-name="T43">11</text:span><text:span text:style-name="T44">And he said, “There was a man who had two sons. 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6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25.253cm" svg:height="6.263cm" svg:x="1.671cm" svg:y="0.62cm">
          <draw:text-box>
            <text:p text:style-name="P27"><text:span text:style-name="T36">12</text:span><text:span text:style-name="T37">And the younger of them said to his father, ‘Father, give me the share of property that is coming to me.’ And he divided his property between them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6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31" draw:layer="layout" svg:width="25.253cm" svg:height="6.263cm" svg:x="1.671cm" svg:y="0.62cm">
          <draw:text-box>
            <text:p text:style-name="P27"><text:span text:style-name="T36">13</text:span><text:span text:style-name="T37">Not many days later, the younger son gathered all he had and took a journey into a far country, and there he squandered his property in reckless living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6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1" draw:layer="layout" svg:width="25.253cm" svg:height="4.76cm" svg:x="1.671cm" svg:y="0.62cm">
          <draw:text-box>
            <text:p text:style-name="P27"><text:span text:style-name="T36">14</text:span><text:span text:style-name="T37">And when he had spent everything, a severe famine arose in that country, and he began to be in need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6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6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31" draw:layer="layout" svg:width="25.253cm" svg:height="7.766cm" svg:x="1.671cm" svg:y="0.62cm">
          <draw:text-box>
            <text:p text:style-name="P27"><text:span text:style-name="T36">15</text:span><text:span text:style-name="T37">So he went and hired himself out to one of the citizens of that country, who sent him into his fields to feed pigs. </text:span><text:span text:style-name="T36">16</text:span><text:span text:style-name="T37">And he was longing to be fed with the pods that the pigs ate, and no one gave him anything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7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6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31" draw:layer="layout" svg:width="25.253cm" svg:height="6.263cm" svg:x="1.671cm" svg:y="0.62cm">
          <draw:text-box>
            <text:p text:style-name="P27"><text:span text:style-name="T36">17</text:span><text:span text:style-name="T37">“But when he came to himself, he said, ‘How many of my father’s hired servants have more than enough bread, but I perish here with hunger!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8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6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7" draw:text-style-name="P31" draw:layer="layout" svg:width="25.253cm" svg:height="4.76cm" svg:x="1.671cm" svg:y="0.62cm">
          <draw:text-box>
            <text:p text:style-name="P27"><text:span text:style-name="T36">18</text:span><text:span text:style-name="T37">I will arise and go to my father, and I will say to him, “Father, I have sinned against heaven and before you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9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6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31" draw:layer="layout" svg:width="25.253cm" svg:height="4.76cm" svg:x="1.671cm" svg:y="0.62cm">
          <draw:text-box>
            <text:p text:style-name="P27"><text:span text:style-name="T36">19</text:span><text:span text:style-name="T37">I am no longer worthy to be called your son. Treat me as one of your hired servants.”’ </text:span><text:span text:style-name="T36">20</text:span><text:span text:style-name="T37">And he arose and came to his fath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0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6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31" draw:layer="layout" svg:width="25.253cm" svg:height="4.76cm" svg:x="1.671cm" svg:y="0.62cm">
          <draw:text-box>
            <text:p text:style-name="P27"><text:span text:style-name="T37">But while he was still a long way off, his father saw him and felt compassion, and ran and embraced him and kissed him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1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6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31" draw:layer="layout" svg:width="25.253cm" svg:height="4.76cm" svg:x="1.671cm" svg:y="0.62cm">
          <draw:text-box>
            <text:p text:style-name="P27"><text:span text:style-name="T36">21</text:span><text:span text:style-name="T37">And the son said to him, ‘Father, I have sinned against heaven and before you. I am no longer worthy to be called your son.’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6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1" draw:layer="layout" svg:width="25.253cm" svg:height="4.76cm" svg:x="1.671cm" svg:y="0.62cm">
          <draw:text-box>
            <text:p text:style-name="P27"><text:span text:style-name="T36">22</text:span><text:span text:style-name="T37">But the father said to his servants, ‘Bring quickly the best robe, and put it on him, and put a ring on his hand, and shoes on his feet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6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31" draw:layer="layout" svg:width="25.253cm" svg:height="6.263cm" svg:x="1.671cm" svg:y="0.62cm">
          <draw:text-box>
            <text:p text:style-name="P27"><text:span text:style-name="T36">23</text:span><text:span text:style-name="T37">And bring the fattened calf and kill it, and let us eat and celebrate. </text:span><text:span text:style-name="T36">24</text:span><text:span text:style-name="T37">For this my son was dead, and is alive again; he was lost, and is found.’ And they began to celebrate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6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3" draw:text-style-name="P31" draw:layer="layout" svg:width="25.253cm" svg:height="6.263cm" svg:x="1.671cm" svg:y="0.62cm">
          <draw:text-box>
            <text:p text:style-name="P27"><text:span text:style-name="T36">25</text:span><text:span text:style-name="T37">“Now his older son was in the field, and as he came and drew near to the house, he heard music and dancing. </text:span><text:span text:style-name="T36">26</text:span><text:span text:style-name="T37">And he called one of the servants and asked what these things meant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6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4" draw:text-style-name="P31" draw:layer="layout" svg:width="25.253cm" svg:height="6.263cm" svg:x="1.671cm" svg:y="0.62cm">
          <draw:text-box>
            <text:p text:style-name="P27"><text:span text:style-name="T36">27</text:span><text:span text:style-name="T37">And he said to him, ‘Your brother has come, and your father has killed the fattened calf, because he has received him back safe and sound.’ </text:span><text:span text:style-name="T36">28</text:span><text:span text:style-name="T37">But he was angry and refused to go i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6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6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1" draw:layer="layout" svg:width="25.253cm" svg:height="7.766cm" svg:x="1.671cm" svg:y="0.62cm">
          <draw:text-box>
            <text:p text:style-name="P27"><text:span text:style-name="T37">His father came out and entreated him, </text:span><text:span text:style-name="T36">29</text:span><text:span text:style-name="T37">but he answered his father, ‘Look, these many years I have served you, and I never disobeyed your command, yet you never gave me a young goat, that I might celebrate with my friends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7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6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6" draw:text-style-name="P31" draw:layer="layout" svg:width="25.253cm" svg:height="7.766cm" svg:x="1.671cm" svg:y="0.62cm">
          <draw:text-box>
            <text:p text:style-name="P27"><text:span text:style-name="T36">30</text:span><text:span text:style-name="T37">But when this son of yours came, who has devoured your property with prostitutes, you killed the fattened calf for him!’ </text:span><text:span text:style-name="T36">31</text:span><text:span text:style-name="T37">And he said to him, ‘Son, you are always with me, and all that is mine is yours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8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6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57" draw:text-style-name="P31" draw:layer="layout" svg:width="25.253cm" svg:height="4.76cm" svg:x="1.671cm" svg:y="0.62cm">
          <draw:text-box>
            <text:p text:style-name="P27"><text:span text:style-name="T36">32</text:span><text:span text:style-name="T37">It was fitting to celebrate and be glad, for this your brother was dead, and is alive; he was lost, and is found.’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9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8" draw:text-style-name="P22" draw:layer="layout" svg:width="25.654cm" svg:height="3.444cm" svg:x="1.29cm" svg:y="0.511cm">
          <draw:text-box>
            <text:p text:style-name="P14"><text:span text:style-name="T17">P: This is the Gospel of the Lord.</text:span></text:p>
            <text:p text:style-name="P14"><text:span text:style-name="T23">C: </text:span><text:span text:style-name="T24">Praise to You, O Chris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9" draw:text-style-name="P22" draw:layer="layout" svg:width="25.654cm" svg:height="7.078cm" svg:x="1.29cm" svg:y="0.511cm">
          <draw:text-box>
            <text:p text:style-name="P32"><text:span text:style-name="T45">CONFESSION OF FAITH</text:span><text:span text:style-name="T46">:</text:span><text:span text:style-name="T47"> </text:span><text:span text:style-name="T48">Nicene Creed</text:span></text:p>
            <text:p text:style-name="P32"><text:span text:style-name="T49">I believe in one God, the Father Almighty,</text:span></text:p>
            <text:p text:style-name="P32"><text:span text:style-name="T49">maker of heaven and earth</text:span></text:p>
            <text:p text:style-name="P14"><text:span text:style-name="T49">and of all things visible and invisibl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0" draw:text-style-name="P22" draw:layer="layout" svg:width="25.654cm" svg:height="5.321cm" svg:x="1.29cm" svg:y="0.511cm">
          <draw:text-box>
            <text:p text:style-name="P32"><text:span text:style-name="T49">And in one Lord Jesus Christ,</text:span></text:p>
            <text:p text:style-name="P32"><text:span text:style-name="T49">the only-begotten Son of God,</text:span></text:p>
            <text:p text:style-name="P32"><text:span text:style-name="T49">begotten of His Father before all worlds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1" draw:text-style-name="P22" draw:layer="layout" svg:width="25.654cm" svg:height="5.321cm" svg:x="1.29cm" svg:y="0.511cm">
          <draw:text-box>
            <text:p text:style-name="P32"><text:span text:style-name="T49">God of God, Light of Light,</text:span></text:p>
            <text:p text:style-name="P32"><text:span text:style-name="T49">very God of very God,</text:span></text:p>
            <text:p text:style-name="P32"><text:span text:style-name="T49">begotten, not made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2" draw:text-style-name="P22" draw:layer="layout" svg:width="25.654cm" svg:height="7.011cm" svg:x="1.29cm" svg:y="0.511cm">
          <draw:text-box>
            <text:p text:style-name="P32"><text:span text:style-name="T49">being of one substance with the Father,</text:span></text:p>
            <text:p text:style-name="P32"><text:span text:style-name="T49">by whom all things were made;</text:span></text:p>
            <text:p text:style-name="P32"><text:span text:style-name="T49">who for us men and for our salvation</text:span></text:p>
            <text:p text:style-name="P32"><text:span text:style-name="T49">came down from heave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3" draw:text-style-name="P22" draw:layer="layout" svg:width="25.654cm" svg:height="7.011cm" svg:x="1.29cm" svg:y="0.511cm">
          <draw:text-box>
            <text:p text:style-name="P32"><text:span text:style-name="T49">and was incarnate by the Holy Spirit</text:span></text:p>
            <text:p text:style-name="P32"><text:span text:style-name="T49">of the virgin Mary and was made man;</text:span></text:p>
            <text:p text:style-name="P32"><text:span text:style-name="T49">and was crucified also for us</text:span></text:p>
            <text:p text:style-name="P32"><text:span text:style-name="T49">under Pontius Pilat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4" draw:text-style-name="P22" draw:layer="layout" svg:width="25.654cm" svg:height="5.321cm" svg:x="1.29cm" svg:y="0.511cm">
          <draw:text-box>
            <text:p text:style-name="P32"><text:span text:style-name="T49">He suffered and and was buried.</text:span></text:p>
            <text:p text:style-name="P32"><text:span text:style-name="T49">And the third day He rose again </text:span></text:p>
            <text:p text:style-name="P32"><text:span text:style-name="T49">according to the Scriptur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5" draw:text-style-name="P22" draw:layer="layout" svg:width="25.654cm" svg:height="3.631cm" svg:x="1.29cm" svg:y="0.511cm">
          <draw:text-box>
            <text:p text:style-name="P32"><text:span text:style-name="T49">and ascended into heaven</text:span></text:p>
            <text:p text:style-name="P32"><text:span text:style-name="T49">and sits at the right hand of the Fathe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6" draw:text-style-name="P22" draw:layer="layout" svg:width="25.654cm" svg:height="5.321cm" svg:x="1.29cm" svg:y="0.511cm">
          <draw:text-box>
            <text:p text:style-name="P32"><text:span text:style-name="T49">and He will come again with glory</text:span></text:p>
            <text:p text:style-name="P32"><text:span text:style-name="T49">to judge both the living and the dead,</text:span></text:p>
            <text:p text:style-name="P32"><text:span text:style-name="T49">whose kingdom will have no en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7" draw:text-style-name="P22" draw:layer="layout" svg:width="25.654cm" svg:height="7.011cm" svg:x="1.29cm" svg:y="0.511cm">
          <draw:text-box>
            <text:p text:style-name="P32"><text:span text:style-name="T49">And I believe in the Holy Spirit,</text:span></text:p>
            <text:p text:style-name="P32"><text:span text:style-name="T49">the Lord and giver of life,</text:span></text:p>
            <text:p text:style-name="P32"><text:span text:style-name="T49">who proceeds from the Father</text:span></text:p>
            <text:p text:style-name="P32"><text:span text:style-name="T49">and the Son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8" draw:text-style-name="P22" draw:layer="layout" svg:width="25.654cm" svg:height="5.321cm" svg:x="1.29cm" svg:y="0.511cm">
          <draw:text-box>
            <text:p text:style-name="P32"><text:span text:style-name="T49">Who with the Father and the Son</text:span></text:p>
            <text:p text:style-name="P32"><text:span text:style-name="T49">together is worshiped and glorified,</text:span></text:p>
            <text:p text:style-name="P32"><text:span text:style-name="T49">who spoke by the prophet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9" draw:text-style-name="P22" draw:layer="layout" svg:width="25.654cm" svg:height="7.011cm" svg:x="1.29cm" svg:y="0.511cm">
          <draw:text-box>
            <text:p text:style-name="P32"><text:span text:style-name="T49">And I believe in one holy Christian</text:span></text:p>
            <text:p text:style-name="P32"><text:span text:style-name="T49">and Apostolic Church,</text:span></text:p>
            <text:p text:style-name="P32"><text:span text:style-name="T49">I acknowledge one Baptism</text:span></text:p>
            <text:p text:style-name="P32"><text:span text:style-name="T49">for the remission of sins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0" draw:text-style-name="P22" draw:layer="layout" svg:width="25.654cm" svg:height="5.321cm" svg:x="1.29cm" svg:y="0.511cm">
          <draw:text-box>
            <text:p text:style-name="P32"><text:span text:style-name="T49">and I look for the resurrection of the dead</text:span></text:p>
            <text:p text:style-name="P32"><text:span text:style-name="T49">and the life of the world to come. <text:s/></text:span></text:p>
            <text:p text:style-name="P32"><text:span text:style-name="T49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7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33" draw:layer="layout" svg:width="25.908cm" svg:height="3.19cm" svg:x="1.016cm" svg:y="0.62cm">
          <draw:text-box>
            <text:p text:style-name="P23"><text:span text:style-name="T50">HYMN #612</text:span></text:p>
            <text:p text:style-name="P12"><text:span text:style-name="T51">“</text:span><text:span text:style-name="T51">As Rebels, Lord, Who Foolishly Have Wandered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7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2" draw:text-style-name="P33" draw:layer="layout" svg:width="25.908cm" svg:height="7.011cm" svg:x="1.016cm" svg:y="0.62cm">
          <draw:text-box>
            <text:p text:style-name="P23"><text:span text:style-name="T52">1. </text:span><text:span text:style-name="T53">As rebels, Lord, </text:span></text:p>
            <text:p text:style-name="P23"><text:span text:style-name="T53">who foolishly have wandered</text:span></text:p>
            <text:p text:style-name="P23"><text:span text:style-name="T53">Far from Your love-</text:span></text:p>
            <text:p text:style-name="P23"><text:span text:style-name="T53">unfed, unclean, unclothed-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7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33" draw:layer="layout" svg:width="25.908cm" svg:height="7.011cm" svg:x="1.016cm" svg:y="0.62cm">
          <draw:text-box>
            <text:p text:style-name="P23"><text:span text:style-name="T53">Dare we recall</text:span></text:p>
            <text:p text:style-name="P23"><text:span text:style-name="T53">Your wealth so rashly squandered,</text:span></text:p>
            <text:p text:style-name="P23"><text:span text:style-name="T53">Dare hopeto glean</text:span></text:p>
            <text:p text:style-name="P23"><text:span text:style-name="T53">that bounty which we loathed?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7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4" draw:text-style-name="P33" draw:layer="layout" svg:width="25.908cm" svg:height="7.011cm" svg:x="1.016cm" svg:y="0.62cm">
          <draw:text-box>
            <text:p text:style-name="P23"><text:span text:style-name="T52">2. </text:span><text:span text:style-name="T53">Still we return,</text:span></text:p>
            <text:p text:style-name="P23"><text:span text:style-name="T53">our contrite words rehearsing,</text:span></text:p>
            <text:p text:style-name="P23"><text:span text:style-name="T53">Speech, that within</text:span></text:p>
            <text:p text:style-name="P23"><text:span text:style-name="T53">Your warm embrace soon dies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6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7" draw:master-page-name="Default1_5f_" presentation:presentation-page-layout-name="AL1T0">
        <office:forms form:automatic-focus="false" form:apply-design-mode="false"/>
        <draw:custom-shape draw:style-name="gr7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25.908cm" svg:height="7.011cm" svg:x="1.016cm" svg:y="0.62cm">
          <draw:text-box>
            <text:p text:style-name="P23"><text:span text:style-name="T53">All of our guilt,</text:span></text:p>
            <text:p text:style-name="P23"><text:span text:style-name="T53">our shame, our pain reversing</text:span></text:p>
            <text:p text:style-name="P23"><text:span text:style-name="T53">As tears of joy</text:span></text:p>
            <text:p text:style-name="P23"><text:span text:style-name="T53">and welcome fill Your eye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7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7" draw:master-page-name="Default1_5f_" presentation:presentation-page-layout-name="AL1T0">
        <office:forms form:automatic-focus="false" form:apply-design-mode="false"/>
        <draw:custom-shape draw:style-name="gr7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33" draw:layer="layout" svg:width="25.908cm" svg:height="7.011cm" svg:x="1.016cm" svg:y="0.62cm">
          <draw:text-box>
            <text:p text:style-name="P23"><text:span text:style-name="T52">3.</text:span><text:span text:style-name="T53"> A feast of love</text:span></text:p>
            <text:p text:style-name="P23"><text:span text:style-name="T53">for us You are preraring;</text:span></text:p>
            <text:p text:style-name="P23"><text:span text:style-name="T53">We who were lost,</text:span></text:p>
            <text:p text:style-name="P23"><text:span text:style-name="T53">You give an honored place!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8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7" draw:master-page-name="Default1_5f_" presentation:presentation-page-layout-name="AL1T0">
        <office:forms form:automatic-focus="false" form:apply-design-mode="false"/>
        <draw:custom-shape draw:style-name="gr75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33" draw:layer="layout" svg:width="25.908cm" svg:height="12.88cm" svg:x="1.016cm" svg:y="0.62cm">
          <draw:text-box>
            <text:p text:style-name="P23"><text:span text:style-name="T53">“</text:span><text:span text:style-name="T53">Come, eat; come, drink,</text:span></text:p>
            <text:p text:style-name="P23"><text:span text:style-name="T53">and be no more despairing-</text:span></text:p>
            <text:p text:style-name="P23"><text:span text:style-name="T53">Here taste again</text:span></text:p>
            <text:p text:style-name="P23"><text:span text:style-name="T53">the treasures of My grace.”</text:span></text:p>
            <text:p text:style-name="P23"><text:span text:style-name="T54"/></text:p>
            <text:p text:style-name="P27"><text:span text:style-name="T54"/></text:p>
            <text:p text:style-name="P27"><text:span text:style-name="T54"/></text:p>
            <text:p text:style-name="P27"><text:span text:style-name="T54"/></text:p>
            <text:p text:style-name="P27"><text:span text:style-name="T55"><text:s text:c="13"/></text:span><text:span text:style-name="T55">Text: </text:span><text:span text:style-name="T56">©</text:span><text:span text:style-name="T57"> Stephen P. Stark</text:span></text:p>
            <text:p text:style-name="P27"><text:span text:style-name="T57"><text:s text:c="13"/></text:span><text:span text:style-name="T57">Admin. Concordia Publishing House</text:span></text:p>
            <text:p text:style-name="P27"><text:span text:style-name="T57"><text:s text:c="13"/></text:span><text:span text:style-name="T57">Tune: </text:span><text:span text:style-name="T56">© Jeffrey N. Blersch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9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9" draw:text-style-name="P22" draw:layer="layout" svg:width="25.654cm" svg:height="1.684cm" svg:x="1.29cm" svg:y="0.511cm">
          <draw:text-box>
            <text:p text:style-name="P32"><text:span text:style-name="T45">PRAYER OF THE CHURC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0" draw:text-style-name="P22" draw:layer="layout" svg:width="25.654cm" svg:height="1.684cm" svg:x="1.29cm" svg:y="0.511cm">
          <draw:text-box>
            <text:p text:style-name="P32"><text:span text:style-name="T45">WE GATHER OUR OFFERING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1" draw:text-style-name="P22" draw:layer="layout" svg:width="25.654cm" svg:height="4.753cm" svg:x="1.29cm" svg:y="0.511cm">
          <draw:text-box>
            <text:p text:style-name="P32"><text:span text:style-name="T58">PREFACE</text:span></text:p>
            <text:p text:style-name="P34"><text:span text:style-name="T59">P: The Lord be with you.</text:span></text:p>
            <text:p text:style-name="P35"><text:span text:style-name="T60">C:</text:span><text:span text:style-name="T61"> </text:span><text:span text:style-name="T62">And also with you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2" draw:text-style-name="P22" draw:layer="layout" svg:width="25.654cm" svg:height="8.327cm" svg:x="1.29cm" svg:y="0.511cm">
          <draw:text-box>
            <text:p text:style-name="P35"><text:span text:style-name="T63">P: Lift up your hearts.</text:span></text:p>
            <text:p text:style-name="P34"><text:span text:style-name="T60">C: </text:span><text:span text:style-name="T62">We lift them to the Lord.</text:span></text:p>
            <text:p text:style-name="P34"><text:span text:style-name="T64">P: </text:span><text:span text:style-name="T63">Let us give thanks to the Lord our God.</text:span></text:p>
            <text:p text:style-name="P35"><text:span text:style-name="T60">C: </text:span><text:span text:style-name="T62">It is right to give Him thanks and </text:span></text:p>
            <text:p text:style-name="P35"><text:span text:style-name="T62"><text:s text:c="4"/></text:span><text:span text:style-name="T62">prais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3" draw:text-style-name="P37" draw:layer="layout" svg:width="26.416cm" svg:height="9.269cm" svg:x="0.762cm" svg:y="0.508cm">
          <draw:text-box>
            <text:p text:style-name="P36"><text:span text:style-name="T63">P: It is </text:span><text:span text:style-name="T65">truly good, right, and salutary</text:span><text:span text:style-name="T63"> that we should <text:s text:c="2"/>at all times and in all places give thanks to You, </text:span></text:p>
            <text:p text:style-name="P36"><text:span text:style-name="T63"><text:s text:c="4"/></text:span><text:span text:style-name="T63">O Lord, holy Father, almighty and everlasting </text:span></text:p>
            <text:p text:style-name="P36"><text:span text:style-name="T63"><text:s text:c="4"/></text:span><text:span text:style-name="T63">God, for the countless blessings You so freely </text:span></text:p>
            <text:p text:style-name="P36"><text:span text:style-name="T63"><text:s text:c="4"/></text:span><text:span text:style-name="T63">bestow on us and </text:span></text:p>
            <text:p text:style-name="P36"><text:span text:style-name="T63"><text:s text:c="8"/></text:span><text:span text:style-name="T63">all creation. <text:s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4" draw:text-style-name="P37" draw:layer="layout" svg:width="26.67cm" svg:height="7.986cm" svg:x="0.508cm" svg:y="0.508cm">
          <draw:text-box>
            <text:p text:style-name="P36"><text:span text:style-name="T63"><text:s text:c="3"/></text:span><text:span text:style-name="T63">Above all, we give thanks for Your boundless love <text:s/>shown to us when You sent Your only-begotten <text:s/></text:span></text:p>
            <text:p text:style-name="P36"><text:span text:style-name="T63"><text:s text:c="3"/></text:span><text:span text:style-name="T63">Son, Jesus Christ, into our flesh and laid on Him</text:span></text:p>
            <text:p text:style-name="P36"><text:span text:style-name="T63"><text:s text:c="3"/></text:span><text:span text:style-name="T63">our sin, giving Him into death that we might not </text:span></text:p>
            <text:p text:style-name="P36"><text:span text:style-name="T63"><text:s text:c="3"/></text:span><text:span text:style-name="T63">die eternally. <text:s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5" draw:text-style-name="P38" draw:layer="layout" svg:width="26.162cm" svg:height="6.35cm" svg:x="1.016cm" svg:y="0.508cm">
          <draw:text-box>
            <text:p text:style-name="P34"><text:span text:style-name="T63"><text:s text:c="3"/></text:span><text:span text:style-name="T63">Because He is now risen from the dead and lives <text:s/></text:span></text:p>
            <text:p text:style-name="P34"><text:span text:style-name="T63"><text:s text:c="3"/></text:span><text:span text:style-name="T63">and reigns to all eternity, all who believe in Him </text:span></text:p>
            <text:p text:style-name="P34"><text:span text:style-name="T63"><text:s text:c="3"/></text:span><text:span text:style-name="T63">will overcome sin and death and will rise again </text:span></text:p>
            <text:p text:style-name="P34"><text:span text:style-name="T63"><text:s text:c="3"/></text:span><text:span text:style-name="T63">to new life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6" draw:text-style-name="P38" draw:layer="layout" svg:width="26.162cm" svg:height="6.35cm" svg:x="1.016cm" svg:y="0.508cm">
          <draw:text-box>
            <text:p text:style-name="P34"><text:span text:style-name="T63"><text:s text:c="3"/></text:span><text:span text:style-name="T63">Therefore with angels and archangels and with </text:span></text:p>
            <text:p text:style-name="P34"><text:span text:style-name="T63"><text:s text:c="3"/></text:span><text:span text:style-name="T63">all the company of heaven we laud and magnify <text:s/>Your glorious name, evermore praising You and </text:span></text:p>
            <text:p text:style-name="P34"><text:span text:style-name="T63"><text:s text:c="4"/></text:span><text:span text:style-name="T63">saying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7" draw:text-style-name="P38" draw:layer="layout" svg:width="26.162cm" svg:height="6.63cm" svg:x="1.016cm" svg:y="0.508cm">
          <draw:text-box>
            <text:p text:style-name="P39"><text:span text:style-name="T58">SANCTUS</text:span></text:p>
            <text:p text:style-name="P34"><text:span text:style-name="T66">C: </text:span><text:span text:style-name="T67">♫</text:span><text:span text:style-name="T68"> </text:span><text:span text:style-name="T69">Holy, holy, holy Lord God of Sabaoth </text:span></text:p>
            <text:p text:style-name="P34"><text:span text:style-name="T69"><text:s text:c="4"/></text:span><text:span text:style-name="T69">adored; <text:s/>Heav'n and earth with full </text:span></text:p>
            <text:p text:style-name="P34"><text:span text:style-name="T69"><text:s text:c="4"/></text:span><text:span text:style-name="T69">acclaim shout the glory of Your name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8" draw:text-style-name="P38" draw:layer="layout" svg:width="26.162cm" svg:height="7.011cm" svg:x="1.016cm" svg:y="0.508cm">
          <draw:text-box>
            <text:p text:style-name="P34"><text:span text:style-name="T70"><text:s text:c="4"/></text:span><text:span text:style-name="T71">♫</text:span><text:span text:style-name="T72"> </text:span><text:span text:style-name="T62">Sing hosanna in the highest, </text:span></text:p>
            <text:p text:style-name="P40"><text:span text:style-name="T62"><text:s text:c="6"/></text:span><text:span text:style-name="T62">sing hosanna to the Lord;</text:span></text:p>
            <text:p text:style-name="P40"><text:span text:style-name="T62"><text:s text:c="3"/></text:span><text:span text:style-name="T62">Truly blest is He who comes</text:span></text:p>
            <text:p text:style-name="P34"><text:span text:style-name="T62"><text:s text:c="8"/></text:span><text:span text:style-name="T62">in the name of the Lor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9" draw:text-style-name="P41" draw:layer="layout" svg:width="26.162cm" svg:height="1.564cm" svg:x="1.016cm" svg:y="0.508cm">
          <draw:text-box>
            <text:p text:style-name="P39"><text:span text:style-name="T70"><text:s text:c="2"/></text:span><text:span text:style-name="T73">PRAYER OF THANKSGIV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0" draw:text-style-name="P42" draw:layer="layout" svg:width="26.162cm" svg:height="5.321cm" svg:x="1.016cm" svg:y="0.508cm">
          <draw:text-box>
            <text:p text:style-name="P32"><text:span text:style-name="T74"><text:s text:c="2"/></text:span><text:span text:style-name="T75">Thy kingdom come,</text:span></text:p>
            <text:p text:style-name="P32"><text:span text:style-name="T75">Thy will be done</text:span></text:p>
            <text:p text:style-name="P32"><text:span text:style-name="T75">on earth as it is in heaven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1" draw:text-style-name="P42" draw:layer="layout" svg:width="26.162cm" svg:height="7.011cm" svg:x="1.016cm" svg:y="0.508cm">
          <draw:text-box>
            <text:p text:style-name="P32"><text:span text:style-name="T74"><text:s text:c="2"/></text:span><text:span text:style-name="T75">give us this day our daily bread;</text:span></text:p>
            <text:p text:style-name="P32"><text:span text:style-name="T75">and forgive us our trespasses</text:span></text:p>
            <text:p text:style-name="P32"><text:span text:style-name="T75">as we forgive those</text:span></text:p>
            <text:p text:style-name="P32"><text:span text:style-name="T75">who trespass against us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2" draw:text-style-name="P42" draw:layer="layout" svg:width="26.162cm" svg:height="3.631cm" svg:x="1.016cm" svg:y="0.508cm">
          <draw:text-box>
            <text:p text:style-name="P32"><text:span text:style-name="T74"><text:s text:c="2"/></text:span><text:span text:style-name="T75">and lead us not into temptation,</text:span></text:p>
            <text:p text:style-name="P32"><text:span text:style-name="T75">but deliver us from evil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3" draw:text-style-name="P42" draw:layer="layout" svg:width="26.162cm" svg:height="5.321cm" svg:x="1.016cm" svg:y="0.508cm">
          <draw:text-box>
            <text:p text:style-name="P32"><text:span text:style-name="T74"><text:s text:c="2"/></text:span><text:span text:style-name="T75">For thine is the kingdom</text:span></text:p>
            <text:p text:style-name="P32"><text:span text:style-name="T75">and the power and the glory</text:span></text:p>
            <text:p text:style-name="P32"><text:span text:style-name="T75">forever and ever. Ame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4" draw:text-style-name="P42" draw:layer="layout" svg:width="26.162cm" svg:height="7.572cm" svg:x="1.016cm" svg:y="0.508cm">
          <draw:text-box>
            <text:p text:style-name="P32"><text:span text:style-name="T74"><text:s text:c="2"/></text:span><text:span text:style-name="T76">THE WORDS OF OUR LORD</text:span></text:p>
            <text:p text:style-name="P34"><text:span text:style-name="T77">P: Our Lord Jesus Christ, on the night when He <text:s/></text:span></text:p>
            <text:p text:style-name="P34"><text:span text:style-name="T77"><text:s text:c="5"/></text:span><text:span text:style-name="T77">was betrayed, took bread, and when He had </text:span></text:p>
            <text:p text:style-name="P34"><text:span text:style-name="T77"><text:s text:c="5"/></text:span><text:span text:style-name="T77">given thanks, He broke it and gave it to the </text:span></text:p>
            <text:p text:style-name="P34"><text:span text:style-name="T77"><text:s text:c="5"/></text:span><text:span text:style-name="T77">disciples and said: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5" draw:text-style-name="P42" draw:layer="layout" svg:width="26.162cm" svg:height="4.76cm" svg:x="1.016cm" svg:y="0.508cm">
          <draw:text-box>
            <text:p text:style-name="P32"><text:span text:style-name="T74"><text:s text:c="2"/></text:span><text:span text:style-name="T78">“</text:span><text:span text:style-name="T78">Take, eat; this is My</text:span><text:span text:style-name="T79"> </text:span><text:span text:style-name="T80">+</text:span><text:span text:style-name="T79"> </text:span><text:span text:style-name="T78">body,</text:span></text:p>
            <text:p text:style-name="P32"><text:span text:style-name="T78">which is given for you. </text:span></text:p>
            <text:p text:style-name="P39"><text:span text:style-name="T78">This do in remembrance of Me.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6" draw:text-style-name="P43" draw:layer="layout" svg:width="26.162cm" svg:height="4.76cm" svg:x="1.016cm" svg:y="0.508cm">
          <draw:text-box>
            <text:p text:style-name="P36"><text:span text:style-name="T74"><text:s/></text:span><text:span text:style-name="T77">P: In the same way also He took the cup after </text:span></text:p>
            <text:p text:style-name="P36"><text:span text:style-name="T77"><text:s text:c="4"/></text:span><text:span text:style-name="T77">supper, and when He had given thanks, He</text:span></text:p>
            <text:p text:style-name="P35"><text:span text:style-name="T77"><text:s text:c="4"/></text:span><text:span text:style-name="T77">gave it to them, saying: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7" draw:text-style-name="P43" draw:layer="layout" svg:width="26.162cm" svg:height="7.766cm" svg:x="1.016cm" svg:y="0.508cm">
          <draw:text-box>
            <text:p text:style-name="P44"><text:span text:style-name="T74"><text:s/></text:span><text:span text:style-name="T78">“</text:span><text:span text:style-name="T78">Drink of it, all of you; </text:span></text:p>
            <text:p text:style-name="P44"><text:span text:style-name="T78">this cup is the new testament in My</text:span><text:span text:style-name="T79"> </text:span><text:span text:style-name="T80">+</text:span><text:span text:style-name="T79"> </text:span><text:span text:style-name="T78">blood,</text:span></text:p>
            <text:p text:style-name="P44"><text:span text:style-name="T78">which is shed for you for the forgiveness of sins.</text:span></text:p>
            <text:p text:style-name="P44"><text:span text:style-name="T78">This do, as often as you drink it,</text:span></text:p>
            <text:p text:style-name="P44"><text:span text:style-name="T78"><text:s/></text:span><text:span text:style-name="T78">in remembrance of Me.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8" draw:text-style-name="P43" draw:layer="layout" svg:width="26.162cm" svg:height="4.753cm" svg:x="1.016cm" svg:y="0.508cm">
          <draw:text-box>
            <text:p text:style-name="P32"><text:span text:style-name="T76">PAX DOMINI</text:span></text:p>
            <text:p text:style-name="P34"><text:span text:style-name="T81">P:</text:span><text:span text:style-name="T78"> The peace of the Lord be with you always.</text:span></text:p>
            <text:p text:style-name="P36"><text:span text:style-name="T82">C: </text:span><text:span text:style-name="T83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9" draw:text-style-name="P43" draw:layer="layout" svg:width="26.162cm" svg:height="10.01cm" svg:x="1.016cm" svg:y="0.508cm">
          <draw:text-box>
            <text:p text:style-name="P32"><text:span text:style-name="T76">AGNUS DEI</text:span></text:p>
            <text:p text:style-name="P34"><text:span text:style-name="T82">C: </text:span><text:span text:style-name="T84">♫</text:span><text:span text:style-name="T85"> </text:span><text:span text:style-name="T83">O Jesus Christ, true Lamb of God,</text:span></text:p>
            <text:p text:style-name="P40"><text:span text:style-name="T83"><text:s text:c="2"/></text:span><text:span text:style-name="T83">You take the sin of the world away;</text:span></text:p>
            <text:p text:style-name="P40"><text:span text:style-name="T83"><text:s text:c="2"/></text:span><text:span text:style-name="T83">O Jesus Christ, true Lamb of God,</text:span></text:p>
            <text:p text:style-name="P40"><text:span text:style-name="T83"><text:s text:c="2"/></text:span><text:span text:style-name="T83">Have mercy on us,</text:span></text:p>
            <text:p text:style-name="P35"><text:span text:style-name="T83"><text:s text:c="7"/></text:span><text:span text:style-name="T83">Lord, we pra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0" draw:text-style-name="P43" draw:layer="layout" svg:width="26.162cm" svg:height="7.011cm" svg:x="1.016cm" svg:y="0.508cm">
          <draw:text-box>
            <text:p text:style-name="P35"><text:span text:style-name="T84"><text:s text:c="2"/>♫</text:span><text:span text:style-name="T86"> </text:span><text:span text:style-name="T83">O Jesus Christ, true Lamb of God,</text:span></text:p>
            <text:p text:style-name="P40"><text:span text:style-name="T83"><text:s text:c="2"/></text:span><text:span text:style-name="T83">You take the sin of the world away;</text:span></text:p>
            <text:p text:style-name="P40"><text:span text:style-name="T83"><text:s text:c="2"/></text:span><text:span text:style-name="T83">Have mercy on us, Jesus Christ,</text:span></text:p>
            <text:p text:style-name="P35"><text:span text:style-name="T83"><text:s text:c="4"/></text:span><text:span text:style-name="T83">And grant us peace, O Lord, we pra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1" draw:text-style-name="P43" draw:layer="layout" svg:width="26.162cm" svg:height="1.673cm" svg:x="1.016cm" svg:y="0.508cm">
          <draw:text-box>
            <text:p text:style-name="P32"><text:span text:style-name="T87"><text:s text:c="2"/></text:span><text:span text:style-name="T73">DISTRIBUTION OF THE LORD'S SUPP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2" draw:text-style-name="P43" draw:layer="layout" svg:width="26.162cm" svg:height="3.176cm" svg:x="1.016cm" svg:y="0.508cm">
          <draw:text-box>
            <text:p text:style-name="P32"><text:span text:style-name="T87"><text:s text:c="2"/></text:span><text:span text:style-name="T73">HYMN #611</text:span></text:p>
            <text:p text:style-name="P32"><text:span text:style-name="T88">“</text:span><text:span text:style-name="T88">Chief of Sinners Though I Be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3" draw:text-style-name="P43" draw:layer="layout" svg:width="26.162cm" svg:height="7.011cm" svg:x="1.016cm" svg:y="0.508cm">
          <draw:text-box>
            <text:p text:style-name="P45"><text:span text:style-name="T87"><text:s text:c="2"/></text:span><text:span text:style-name="T89">1. </text:span><text:span text:style-name="T83">Chief of sinners though I be,</text:span></text:p>
            <text:p text:style-name="P45"><text:span text:style-name="T83">Jesus shed His blood for me,</text:span></text:p>
            <text:p text:style-name="P45"><text:span text:style-name="T83">Died that I might live on high,</text:span></text:p>
            <text:p text:style-name="P32"><text:span text:style-name="T83">Lives that I might never di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4" draw:text-style-name="P43" draw:layer="layout" svg:width="26.162cm" svg:height="3.631cm" svg:x="1.016cm" svg:y="0.508cm">
          <draw:text-box>
            <text:p text:style-name="P45"><text:span text:style-name="T87"><text:s text:c="2"/></text:span><text:span text:style-name="T83">As the branch is to the vine,</text:span></text:p>
            <text:p text:style-name="P45"><text:span text:style-name="T83">I am His, and He is min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5" draw:text-style-name="P43" draw:layer="layout" svg:width="26.162cm" svg:height="7.011cm" svg:x="1.016cm" svg:y="0.508cm">
          <draw:text-box>
            <text:p text:style-name="P45"><text:span text:style-name="T87"><text:s text:c="2"/></text:span><text:span text:style-name="T89">2. </text:span><text:span text:style-name="T83">Oh, the height of Jesus’ love,</text:span></text:p>
            <text:p text:style-name="P45"><text:span text:style-name="T83">Higher than the heav’ns above,</text:span></text:p>
            <text:p text:style-name="P45"><text:span text:style-name="T83">Deeper than the depths of sea,</text:span></text:p>
            <text:p text:style-name="P45"><text:span text:style-name="T83">Lasting as eternity!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6" draw:text-style-name="P43" draw:layer="layout" svg:width="26.162cm" svg:height="3.631cm" svg:x="1.016cm" svg:y="0.508cm">
          <draw:text-box>
            <text:p text:style-name="P45"><text:span text:style-name="T87"><text:s text:c="2"/></text:span><text:span text:style-name="T83">Love that found me-wondrous thought!</text:span></text:p>
            <text:p text:style-name="P45"><text:span text:style-name="T83">Found me when I sought Him not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7" draw:text-style-name="P43" draw:layer="layout" svg:width="26.162cm" svg:height="7.011cm" svg:x="1.016cm" svg:y="0.508cm">
          <draw:text-box>
            <text:p text:style-name="P45"><text:span text:style-name="T87"><text:s text:c="2"/></text:span><text:span text:style-name="T89">3. </text:span><text:span text:style-name="T83">Only Jesus can impart</text:span></text:p>
            <text:p text:style-name="P45"><text:span text:style-name="T83">Balm to heal the wounded heart,</text:span></text:p>
            <text:p text:style-name="P45"><text:span text:style-name="T83">Peace that flows from sin forgiv’n,</text:span></text:p>
            <text:p text:style-name="P45"><text:span text:style-name="T83">Joy that lifts the soul to heav’n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8" draw:text-style-name="P43" draw:layer="layout" svg:width="26.162cm" svg:height="3.631cm" svg:x="1.016cm" svg:y="0.508cm">
          <draw:text-box>
            <text:p text:style-name="P45"><text:span text:style-name="T87"><text:s text:c="2"/></text:span><text:span text:style-name="T83">Faith and hope to walk with God</text:span></text:p>
            <text:p text:style-name="P45"><text:span text:style-name="T83">In the way that Enoch tr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9" draw:text-style-name="P43" draw:layer="layout" svg:width="26.162cm" svg:height="7.011cm" svg:x="1.016cm" svg:y="0.508cm">
          <draw:text-box>
            <text:p text:style-name="P45"><text:span text:style-name="T87"><text:s text:c="2"/></text:span><text:span text:style-name="T89">4. </text:span><text:span text:style-name="T83">Chief of sinners though I be,</text:span></text:p>
            <text:p text:style-name="P45"><text:span text:style-name="T83">Christ is all in all to me;</text:span></text:p>
            <text:p text:style-name="P45"><text:span text:style-name="T83">All my wants to Him are known,</text:span></text:p>
            <text:p text:style-name="P45"><text:span text:style-name="T83">All my sorrows are His own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0" draw:text-style-name="P43" draw:layer="layout" svg:width="26.162cm" svg:height="3.631cm" svg:x="1.016cm" svg:y="0.508cm">
          <draw:text-box>
            <text:p text:style-name="P45"><text:span text:style-name="T87"><text:s text:c="2"/></text:span><text:span text:style-name="T83">He sustains the hidden life</text:span></text:p>
            <text:p text:style-name="P45"><text:span text:style-name="T83">Safe with Him from earthly strif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1" draw:text-style-name="P43" draw:layer="layout" svg:width="26.162cm" svg:height="7.011cm" svg:x="1.016cm" svg:y="0.508cm">
          <draw:text-box>
            <text:p text:style-name="P45"><text:span text:style-name="T87"><text:s text:c="2"/></text:span><text:span text:style-name="T89">5. </text:span><text:span text:style-name="T83">O my Savior, help afford</text:span></text:p>
            <text:p text:style-name="P45"><text:span text:style-name="T83">By Your Spirit and Your Word!</text:span></text:p>
            <text:p text:style-name="P45"><text:span text:style-name="T83">When my wayward heart would stray,</text:span></text:p>
            <text:p text:style-name="P45"><text:span text:style-name="T83">Keep me in the narrow way;</text:span><text:span text:style-name="T90">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2" draw:text-style-name="P43" draw:layer="layout" svg:width="26.162cm" svg:height="9.791cm" svg:x="1.016cm" svg:y="0.508cm">
          <draw:text-box>
            <text:p text:style-name="P45"><text:span text:style-name="T87"><text:s text:c="2"/></text:span><text:span text:style-name="T83">Grace in time of need supply</text:span></text:p>
            <text:p text:style-name="P45"><text:span text:style-name="T83">While I live and when I die.</text:span></text:p>
            <text:p text:style-name="P35"><text:span text:style-name="T91"/></text:p>
            <text:p text:style-name="P35"><text:span text:style-name="T92"/></text:p>
            <text:p text:style-name="P35"><text:span text:style-name="T92"/></text:p>
            <text:p text:style-name="P35"><text:span text:style-name="T92"><text:s text:c="4"/></text:span><text:span text:style-name="T93"><text:s/></text:span><text:span text:style-name="T93">Public domain</text:span></text:p>
            <text:p text:style-name="P45"><text:span text:style-name="T93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8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3" draw:text-style-name="P48" draw:layer="layout" svg:width="25.908cm" svg:height="3.286cm" svg:x="1.016cm" svg:y="0.524cm">
          <draw:text-box>
            <text:p text:style-name="P46"><text:span text:style-name="T30">HYMN #609</text:span></text:p>
            <text:p text:style-name="P47"><text:span text:style-name="T31">“</text:span><text:span text:style-name="T31">Jesus Sinners Doth Receive”</text:span><text:span text:style-name="T94">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4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8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4" draw:text-style-name="P48" draw:layer="layout" svg:width="25.908cm" svg:height="7.011cm" svg:x="1.016cm" svg:y="0.524cm">
          <draw:text-box>
            <text:p text:style-name="P46"><text:span text:style-name="T95">1. </text:span><text:span text:style-name="T96">Jesus sinners doth receive; </text:span><text:span text:style-name="T96"><text:line-break/></text:span><text:span text:style-name="T96">Oh, may all this saying ponder </text:span><text:span text:style-name="T96"><text:line-break/></text:span><text:span text:style-name="T96">Who in sin’s delusions live </text:span><text:span text:style-name="T96"><text:line-break/></text:span><text:span text:style-name="T96">And from God and heaven wander!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8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5" draw:text-style-name="P48" draw:layer="layout" svg:width="25.908cm" svg:height="3.631cm" svg:x="1.016cm" svg:y="0.524cm">
          <draw:text-box>
            <text:p text:style-name="P46"><text:span text:style-name="T96">Here is hope for all who grieve: </text:span><text:span text:style-name="T96"><text:line-break/></text:span><text:span text:style-name="T96">Jesus sinners doth receiv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8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6" draw:text-style-name="P48" draw:layer="layout" svg:width="25.908cm" svg:height="7.011cm" svg:x="1.016cm" svg:y="0.524cm">
          <draw:text-box>
            <text:p text:style-name="P49"><text:span text:style-name="T97">2. </text:span><text:span text:style-name="T98">We deserve but grief and shame,</text:span></text:p>
            <text:p text:style-name="P49"><text:span text:style-name="T98">Yet His words, rich grace revealing,</text:span></text:p>
            <text:p text:style-name="P49"><text:span text:style-name="T98">Pardon, peace, and life proclaim;</text:span></text:p>
            <text:p text:style-name="P46"><text:span text:style-name="T98">Here our ills have perfect healing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8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7" draw:text-style-name="P48" draw:layer="layout" svg:width="25.908cm" svg:height="3.631cm" svg:x="1.016cm" svg:y="0.524cm">
          <draw:text-box>
            <text:p text:style-name="P49"><text:span text:style-name="T98">Firmly in these words believe:</text:span></text:p>
            <text:p text:style-name="P49"><text:span text:style-name="T98">Jesus sinners doth receiv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8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8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8" draw:text-style-name="P48" draw:layer="layout" svg:width="25.908cm" svg:height="7.011cm" svg:x="1.016cm" svg:y="0.524cm">
          <draw:text-box>
            <text:p text:style-name="P49"><text:span text:style-name="T97">3. </text:span><text:span text:style-name="T98">Sheep that from the fold did stray</text:span></text:p>
            <text:p text:style-name="P49"><text:span text:style-name="T98">No true shepherd e’er forsaketh;</text:span></text:p>
            <text:p text:style-name="P49"><text:span text:style-name="T98">Weary souls that lost their way</text:span></text:p>
            <text:p text:style-name="P49"><text:span text:style-name="T98">Christ, the Shepherd, gently taketh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9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8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19" draw:text-style-name="P48" draw:layer="layout" svg:width="25.908cm" svg:height="3.631cm" svg:x="1.016cm" svg:y="0.524cm">
          <draw:text-box>
            <text:p text:style-name="P49"><text:span text:style-name="T98">In His arms that they may live:</text:span></text:p>
            <text:p text:style-name="P49"><text:span text:style-name="T98">Jesus sinners doth receiv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0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8" draw:master-page-name="Default1_5f_" presentation:presentation-page-layout-name="AL1T0">
        <office:forms form:automatic-focus="false" form:apply-design-mode="false"/>
        <draw:custom-shape draw:style-name="gr1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0" draw:text-style-name="P48" draw:layer="layout" svg:width="25.908cm" svg:height="7.011cm" svg:x="1.016cm" svg:y="0.524cm">
          <draw:text-box>
            <text:p text:style-name="P49"><text:span text:style-name="T97">4. </text:span><text:span text:style-name="T98">I, a sinner, come to Thee</text:span></text:p>
            <text:p text:style-name="P49"><text:span text:style-name="T98">With a penitent confession.</text:span></text:p>
            <text:p text:style-name="P49"><text:span text:style-name="T98">Savior, mercy show to me;</text:span></text:p>
            <text:p text:style-name="P49"><text:span text:style-name="T98">Grant for all my sins remissio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1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8" draw:master-page-name="Default1_5f_" presentation:presentation-page-layout-name="AL1T0">
        <office:forms form:automatic-focus="false" form:apply-design-mode="false"/>
        <draw:custom-shape draw:style-name="gr2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1" draw:text-style-name="P48" draw:layer="layout" svg:width="25.908cm" svg:height="3.631cm" svg:x="1.016cm" svg:y="0.524cm">
          <draw:text-box>
            <text:p text:style-name="P49"><text:span text:style-name="T98">Let these words my soul relieve:</text:span></text:p>
            <text:p text:style-name="P49"><text:span text:style-name="T98">Jesus sinners doth receiv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2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8" draw:master-page-name="Default1_5f_" presentation:presentation-page-layout-name="AL1T0">
        <office:forms form:automatic-focus="false" form:apply-design-mode="false"/>
        <draw:custom-shape draw:style-name="gr2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2" draw:text-style-name="P48" draw:layer="layout" svg:width="25.908cm" svg:height="7.011cm" svg:x="1.016cm" svg:y="0.524cm">
          <draw:text-box>
            <text:p text:style-name="P49"><text:span text:style-name="T97">5. </text:span><text:span text:style-name="T98">Oh, how blest it is to know:</text:span></text:p>
            <text:p text:style-name="P49"><text:span text:style-name="T98">Were as scarlet my transgression,</text:span></text:p>
            <text:p text:style-name="P49"><text:span text:style-name="T98">It shall be as white as snow</text:span></text:p>
            <text:p text:style-name="P49"><text:span text:style-name="T98">By Thy blood and bitter passion;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3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8" draw:master-page-name="Default1_5f_" presentation:presentation-page-layout-name="AL1T0">
        <office:forms form:automatic-focus="false" form:apply-design-mode="false"/>
        <draw:custom-shape draw:style-name="gr2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3" draw:text-style-name="P48" draw:layer="layout" svg:width="25.908cm" svg:height="3.631cm" svg:x="1.016cm" svg:y="0.524cm">
          <draw:text-box>
            <text:p text:style-name="P49"><text:span text:style-name="T98">For these words I now believe:</text:span></text:p>
            <text:p text:style-name="P49"><text:span text:style-name="T98">Jesus sinners doth receiv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4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8" draw:master-page-name="Default1_5f_" presentation:presentation-page-layout-name="AL1T0">
        <office:forms form:automatic-focus="false" form:apply-design-mode="false"/>
        <draw:custom-shape draw:style-name="gr2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4" draw:text-style-name="P48" draw:layer="layout" svg:width="25.908cm" svg:height="7.011cm" svg:x="1.016cm" svg:y="0.524cm">
          <draw:text-box>
            <text:p text:style-name="P49"><text:span text:style-name="T97">6. </text:span><text:span text:style-name="T98">Now my conscience is at peace;</text:span></text:p>
            <text:p text:style-name="P49"><text:span text:style-name="T98">From the Law I stand acquitted.</text:span></text:p>
            <text:p text:style-name="P49"><text:span text:style-name="T98">Christ hath purchased my release</text:span></text:p>
            <text:p text:style-name="P49"><text:span text:style-name="T98">And my ev’ry sin remitte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8" draw:master-page-name="Default1_5f_" presentation:presentation-page-layout-name="AL1T0">
        <office:forms form:automatic-focus="false" form:apply-design-mode="false"/>
        <draw:custom-shape draw:style-name="gr2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5" draw:text-style-name="P48" draw:layer="layout" svg:width="25.908cm" svg:height="3.631cm" svg:x="1.016cm" svg:y="0.524cm">
          <draw:text-box>
            <text:p text:style-name="P49"><text:span text:style-name="T98">Naught remains my soul to grieve:</text:span></text:p>
            <text:p text:style-name="P49"><text:span text:style-name="T98">Jesus sinners doth receiv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8" draw:master-page-name="Default1_5f_" presentation:presentation-page-layout-name="AL1T0">
        <office:forms form:automatic-focus="false" form:apply-design-mode="false"/>
        <draw:custom-shape draw:style-name="gr2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6" draw:text-style-name="P48" draw:layer="layout" svg:width="25.908cm" svg:height="7.011cm" svg:x="1.016cm" svg:y="0.524cm">
          <draw:text-box>
            <text:p text:style-name="P49"><text:span text:style-name="T97">7. </text:span><text:span text:style-name="T98">Jesus sinners doth receive;</text:span></text:p>
            <text:p text:style-name="P49"><text:span text:style-name="T98">Also I have been forgiven;</text:span></text:p>
            <text:p text:style-name="P49"><text:span text:style-name="T98">And when I this earth must leave,</text:span></text:p>
            <text:p text:style-name="P49"><text:span text:style-name="T98">I shall find an open heav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8" draw:master-page-name="Default1_5f_" presentation:presentation-page-layout-name="AL1T0">
        <office:forms form:automatic-focus="false" form:apply-design-mode="false"/>
        <draw:custom-shape draw:style-name="gr2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7" draw:text-style-name="P48" draw:layer="layout" svg:width="25.908cm" svg:height="10.391cm" svg:x="1.016cm" svg:y="0.524cm">
          <draw:text-box>
            <text:p text:style-name="P49"><text:span text:style-name="T98">Dying, still to Him I cleave:</text:span></text:p>
            <text:p text:style-name="P49"><text:span text:style-name="T98">Jesus sinners doth receive.</text:span></text:p>
            <text:p text:style-name="P50"><text:span text:style-name="T99"/></text:p>
            <text:p text:style-name="P50"><text:span text:style-name="T99"/></text:p>
            <text:p text:style-name="P50"><text:span text:style-name="T99"/></text:p>
            <text:p text:style-name="P50"><text:span text:style-name="T99"/></text:p>
            <text:p text:style-name="P50"><text:span text:style-name="T100"/></text:p>
            <text:p text:style-name="P50"><text:span text:style-name="T100"/></text:p>
            <text:p text:style-name="P50"><text:span text:style-name="T100"/></text:p>
            <text:p text:style-name="P51"><text:span text:style-name="T100"><text:s text:c="7"/></text:span><text:span text:style-name="T101">Public domai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8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9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8" draw:text-style-name="P52" draw:layer="layout" svg:width="26.67cm" svg:height="3.276cm" svg:x="0.762cm" svg:y="0.534cm">
          <draw:text-box>
            <text:p text:style-name="P23"><text:span text:style-name="T102">HYMN #570</text:span></text:p>
            <text:p text:style-name="P24"><text:span text:style-name="T103">“</text:span><text:span text:style-name="T103">Just as I Am, without One Plea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9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9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29" draw:text-style-name="P52" draw:layer="layout" svg:width="26.67cm" svg:height="7.011cm" svg:x="0.762cm" svg:y="0.534cm">
          <draw:text-box>
            <text:p text:style-name="P53"><text:span text:style-name="T61">1. </text:span><text:span text:style-name="T62">Just as I am, without one plea</text:span></text:p>
            <text:p text:style-name="P53"><text:span text:style-name="T62">But that Thy blood was shed for me</text:span></text:p>
            <text:p text:style-name="P53"><text:span text:style-name="T62">And that Thou bidd’st me come to Thee,</text:span></text:p>
            <text:p text:style-name="P23"><text:span text:style-name="T62">O Lamb of God, I come, I com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30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9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30" draw:text-style-name="P52" draw:layer="layout" svg:width="26.67cm" svg:height="6.87cm" svg:x="0.762cm" svg:y="0.534cm">
          <draw:text-box>
            <text:p text:style-name="P53"><text:span text:style-name="T61">2. </text:span><text:span text:style-name="T62">Just as I am and waiting not</text:span></text:p>
            <text:p text:style-name="P53"><text:span text:style-name="T62">To rid my soul of one dark blot,</text:span></text:p>
            <text:p text:style-name="P53"><text:span text:style-name="T104">To Thee, whose blood can cleanse each spot,</text:span></text:p>
            <text:p text:style-name="P53"><text:span text:style-name="T62">O Lamb of God, I come, I com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31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9" draw:master-page-name="Default1_5f_" presentation:presentation-page-layout-name="AL1T0">
        <office:forms form:automatic-focus="false" form:apply-design-mode="false"/>
        <draw:custom-shape draw:style-name="gr28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31" draw:text-style-name="P52" draw:layer="layout" svg:width="26.67cm" svg:height="7.011cm" svg:x="0.762cm" svg:y="0.534cm">
          <draw:text-box>
            <text:p text:style-name="P53"><text:span text:style-name="T61">3. </text:span><text:span text:style-name="T62">Just as I am, though tossed about</text:span></text:p>
            <text:p text:style-name="P53"><text:span text:style-name="T62">With many_a conflict, many_a doubt,</text:span></text:p>
            <text:p text:style-name="P53"><text:span text:style-name="T62">Fightings and fears within, without,</text:span></text:p>
            <text:p text:style-name="P53"><text:span text:style-name="T62">O Lamb of God, I come, I com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3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9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32" draw:text-style-name="P52" draw:layer="layout" svg:width="26.67cm" svg:height="7.011cm" svg:x="0.762cm" svg:y="0.534cm">
          <draw:text-box>
            <text:p text:style-name="P53"><text:span text:style-name="T61">4. </text:span><text:span text:style-name="T62">Just as I am, poor, wretched, blind;</text:span></text:p>
            <text:p text:style-name="P53"><text:span text:style-name="T62">Sight, riches, healing of the mind,</text:span></text:p>
            <text:p text:style-name="P53"><text:span text:style-name="T62">Yea, all I need, in Thee to find,</text:span></text:p>
            <text:p text:style-name="P53"><text:span text:style-name="T62">O Lamb of God, I come, I com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3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9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33" draw:text-style-name="P52" draw:layer="layout" svg:width="26.67cm" svg:height="7.011cm" svg:x="0.762cm" svg:y="0.534cm">
          <draw:text-box>
            <text:p text:style-name="P53"><text:span text:style-name="T61">5. </text:span><text:span text:style-name="T62">Just as I am, Thou wilt receive,</text:span></text:p>
            <text:p text:style-name="P53"><text:span text:style-name="T62">Wilt welcome, pardon, cleanse, relieve;</text:span></text:p>
            <text:p text:style-name="P53"><text:span text:style-name="T62">Because Thy promise I believe,</text:span></text:p>
            <text:p text:style-name="P53"><text:span text:style-name="T62">O Lamb of God, I come, I com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3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9" draw:master-page-name="Default1_5f_" presentation:presentation-page-layout-name="AL1T0">
        <office:forms form:automatic-focus="false" form:apply-design-mode="false"/>
        <draw:custom-shape draw:style-name="gr33" draw:text-style-name="P1" draw:layer="layout" svg:width="27.999cm" svg:height="0.508cm" svg:x="0cm" svg:y="15.2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7.999cm" svg:height="0.508cm" svg:x="0.001cm" svg:y="0cm">
          <text:p/>
          <draw:enhanced-geometry svg:viewBox="0 0 21600 21600" draw:type="rectangle" draw:enhanced-path="M 0 0 L 21600 0 21600 21600 0 21600 0 0 Z N"/>
        </draw:custom-shape>
        <draw:frame draw:style-name="gr134" draw:text-style-name="P52" draw:layer="layout" svg:width="26.67cm" svg:height="10.391cm" svg:x="0.762cm" svg:y="0.534cm">
          <draw:text-box>
            <text:p text:style-name="P53"><text:span text:style-name="T61">6. </text:span><text:span text:style-name="T62">Just as I am; Thy love unknown</text:span></text:p>
            <text:p text:style-name="P53"><text:span text:style-name="T62">Has broken ev’ry barrier down;</text:span></text:p>
            <text:p text:style-name="P53"><text:span text:style-name="T62">Now to be Thine, yea, Thine alone,</text:span></text:p>
            <text:p text:style-name="P53"><text:span text:style-name="T62">O Lamb of God, I come, I come.</text:span></text:p>
            <text:p text:style-name="P54"><text:span text:style-name="T105"/></text:p>
            <text:p text:style-name="P54"><text:span text:style-name="T105"/></text:p>
            <text:p text:style-name="P54"><text:span text:style-name="T106"/></text:p>
            <text:p text:style-name="P54"><text:span text:style-name="T106"><text:s text:c="3"/></text:span><text:span text:style-name="T107"><text:s/></text:span><text:span text:style-name="T107">Public Domai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3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5" draw:text-style-name="P43" draw:layer="layout" svg:width="26.162cm" svg:height="10.01cm" svg:x="1.016cm" svg:y="0.508cm">
          <draw:text-box>
            <text:p text:style-name="P32"><text:span text:style-name="T76">NUNC DIMITTIS</text:span></text:p>
            <text:p text:style-name="P34"><text:span text:style-name="T82">C: </text:span><text:span text:style-name="T84">♫</text:span><text:span text:style-name="T108"> </text:span><text:span text:style-name="T83">O Lord, now let Your servant </text:span></text:p>
            <text:p text:style-name="P40"><text:span text:style-name="T83"><text:s text:c="2"/></text:span><text:span text:style-name="T83">Depart in heav'nly peace,</text:span></text:p>
            <text:p text:style-name="P40"><text:span text:style-name="T83"><text:s text:c="2"/></text:span><text:span text:style-name="T83">For I have seen the glory</text:span></text:p>
            <text:p text:style-name="P35"><text:span text:style-name="T83"><text:s text:c="4"/></text:span><text:span text:style-name="T83">Of Your redeeming </text:span></text:p>
            <text:p text:style-name="P35"><text:span text:style-name="T83"><text:s text:c="10"/></text:span><text:span text:style-name="T83">grace: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6" draw:text-style-name="P43" draw:layer="layout" svg:width="26.162cm" svg:height="7.011cm" svg:x="1.016cm" svg:y="0.508cm">
          <draw:text-box>
            <text:p text:style-name="P35"><text:span text:style-name="T109"><text:s text:c="5"/></text:span><text:span text:style-name="T110">♫</text:span><text:span text:style-name="T111"> </text:span><text:span text:style-name="T83">A light to lead the Gentiles</text:span></text:p>
            <text:p text:style-name="P40"><text:span text:style-name="T83"><text:s/></text:span><text:span text:style-name="T83">Unto Your holy hill,</text:span></text:p>
            <text:p text:style-name="P40"><text:span text:style-name="T83"><text:s/></text:span><text:span text:style-name="T83">The glory of Your people,</text:span></text:p>
            <text:p text:style-name="P35"><text:span text:style-name="T83"><text:s text:c="3"/></text:span><text:span text:style-name="T83">Your chosen Israel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7" draw:text-style-name="P43" draw:layer="layout" svg:width="26.162cm" svg:height="7.011cm" svg:x="1.016cm" svg:y="0.508cm">
          <draw:text-box>
            <text:p text:style-name="P35"><text:span text:style-name="T112"><text:s text:c="4"/></text:span><text:span text:style-name="T110">♫</text:span><text:span text:style-name="T113"> </text:span><text:span text:style-name="T83">All glory to the Father,</text:span></text:p>
            <text:p text:style-name="P40"><text:span text:style-name="T83"><text:s text:c="2"/></text:span><text:span text:style-name="T83">All glory to the Son,</text:span></text:p>
            <text:p text:style-name="P40"><text:span text:style-name="T83"><text:s text:c="2"/></text:span><text:span text:style-name="T83">All glory to the Spirit,</text:span></text:p>
            <text:p text:style-name="P35"><text:span text:style-name="T83"><text:s text:c="4"/></text:span><text:span text:style-name="T83">Forever Three in One;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8" draw:text-style-name="P43" draw:layer="layout" svg:width="26.162cm" svg:height="7.011cm" svg:x="1.016cm" svg:y="0.508cm">
          <draw:text-box>
            <text:p text:style-name="P35"><text:span text:style-name="T112"><text:s text:c="4"/></text:span><text:span text:style-name="T110">♫</text:span><text:span text:style-name="T111"> </text:span><text:span text:style-name="T83">For as in the beginning,</text:span></text:p>
            <text:p text:style-name="P40"><text:span text:style-name="T83"><text:s text:c="2"/></text:span><text:span text:style-name="T83">Is now, shall ever be,</text:span></text:p>
            <text:p text:style-name="P40"><text:span text:style-name="T83"><text:s text:c="2"/></text:span><text:span text:style-name="T83">God's triune name resounding</text:span></text:p>
            <text:p text:style-name="P35"><text:span text:style-name="T83"><text:s text:c="4"/></text:span><text:span text:style-name="T83">Through all eternit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9" draw:text-style-name="P43" draw:layer="layout" svg:width="26.162cm" svg:height="7.759cm" svg:x="1.016cm" svg:y="0.508cm">
          <draw:text-box>
            <text:p text:style-name="P32"><text:span text:style-name="T114">POST-COMMUNION COLLECT</text:span></text:p>
            <text:p text:style-name="P35"><text:span text:style-name="T115">A:</text:span><text:span text:style-name="T116"> </text:span><text:span text:style-name="T115">Let us pray... <text:s text:c="5"/></text:span></text:p>
            <text:p text:style-name="P35"><text:span text:style-name="T115"><text:s text:c="8"/></text:span><text:span text:style-name="T115">...with You and the Holy Spirit, one God, </text:span></text:p>
            <text:p text:style-name="P35"><text:span text:style-name="T115"><text:s text:c="48"/></text:span><text:span text:style-name="T115">now and forever.</text:span></text:p>
            <text:p text:style-name="P35"><text:span text:style-name="T117">C:</text:span><text:span text:style-name="T118"> 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0" draw:text-style-name="P43" draw:layer="layout" svg:width="26.162cm" svg:height="4.753cm" svg:x="1.016cm" svg:y="0.508cm">
          <draw:text-box>
            <text:p text:style-name="P32"><text:span text:style-name="T76">BENEDICAMUS</text:span></text:p>
            <text:p text:style-name="P34"><text:span text:style-name="T78">A:</text:span><text:span text:style-name="T119"> </text:span><text:span text:style-name="T78">Let us bless the Lord.</text:span></text:p>
            <text:p text:style-name="P35"><text:span text:style-name="T82">C:</text:span><text:span text:style-name="T120"> </text:span><text:span text:style-name="T83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1" draw:text-style-name="P43" draw:layer="layout" svg:width="26.162cm" svg:height="9.262cm" svg:x="1.016cm" svg:y="0.508cm">
          <draw:text-box>
            <text:p text:style-name="P32"><text:span text:style-name="T76">BENEDICTION</text:span></text:p>
            <text:p text:style-name="P35"><text:span text:style-name="T78">P:</text:span><text:span text:style-name="T119"> </text:span><text:span text:style-name="T78">The Lord bless you and keep you. The Lord </text:span></text:p>
            <text:p text:style-name="P35"><text:span text:style-name="T78"><text:s text:c="4"/></text:span><text:span text:style-name="T78">make His face shine on you and be gracious to </text:span></text:p>
            <text:p text:style-name="P35"><text:span text:style-name="T78"><text:s text:c="4"/></text:span><text:span text:style-name="T78">you. The Lord look upon you with favor and</text:span><text:span text:style-name="T79"> </text:span><text:span text:style-name="T80">+</text:span><text:span text:style-name="T79"> </text:span></text:p>
            <text:p text:style-name="P35"><text:span text:style-name="T79"><text:s text:c="4"/></text:span><text:span text:style-name="T78">give you peace.</text:span></text:p>
            <text:p text:style-name="P35"><text:span text:style-name="T82">C:</text:span><text:span text:style-name="T120"> </text:span><text:span text:style-name="T83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2" draw:text-style-name="P43" draw:layer="layout" svg:width="26.162cm" svg:height="12.471cm" svg:x="1.016cm" svg:y="0.508cm">
          <draw:text-box>
            <text:p text:style-name="P32"><text:span text:style-name="T121">ACKNOWLEDGMENTS</text:span></text:p>
            <text:p text:style-name="P32"><text:span text:style-name="T122">Creative Worship for the Lutheran Parish, Series C, Quarter 1.</text:span></text:p>
            <text:p text:style-name="P32"><text:span text:style-name="T122">Copyright © 2018 Concordia Publishing House.</text:span></text:p>
            <text:p text:style-name="P32"><text:span text:style-name="T122"/></text:p>
            <text:p text:style-name="P32"><text:span text:style-name="T122">All rights reserved. Used by permission.</text:span></text:p>
            <text:p text:style-name="P32"><text:span text:style-name="T122"/></text:p>
            <text:p text:style-name="P32"><text:span text:style-name="T122">Unless otherwise indicated,</text:span></text:p>
            <text:p text:style-name="P32"><text:span text:style-name="T122">all scripture quotations are from </text:span><text:span text:style-name="T123">The Holy Bible, English Standard Version</text:span><text:span text:style-name="T122">, copyright © 2001 by Crossway Bibles, a division of Good News Publishers.</text:span></text:p>
            <text:p text:style-name="P32"><text:span text:style-name="T122"><text:s/></text:span></text:p>
            <text:p text:style-name="P32"><text:span text:style-name="T122">Used by permission. All rights reserved.</text:span></text:p>
            <text:p text:style-name="P32"><text:span text:style-name="T122"/></text:p>
            <text:p text:style-name="P32"><text:span text:style-name="T122">Created by Lutheran Service Builder © 2006 Concordia Publishing Hous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3" draw:text-style-name="P43" draw:layer="layout" svg:width="26.162cm" svg:height="1.524cm" svg:x="1.016cm" svg:y="0.508cm">
          <draw:text-box>
            <text:p text:style-name="P32"><text:span text:style-name="T121"><text:s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adornments="Regular"/>
    <style:font-face style:name="Mangal1" svg:font-family="Mangal"/>
    <style:font-face style:name="Segoe UI3" svg:font-family="'Segoe UI'"/>
    <style:font-face style:name="Segoe UI4" svg:font-family="'Segoe UI'" style:font-adornments="Regular"/>
    <style:font-face style:name="Segoe UI Semibold2" svg:font-family="'Segoe UI Semibold'"/>
    <style:font-face style:name="Arial1" svg:font-family="Arial" style:font-family-generic="swiss"/>
    <style:font-face style:name="Arial2" svg:font-family="Arial" style:font-adornments="Regular" style:font-family-generic="swiss"/>
    <style:font-face style:name="Mangal3" svg:font-family="Mangal" style:font-family-generic="system"/>
    <style:font-face style:name="Microsoft YaHei3" svg:font-family="'Microsoft YaHei'" style:font-family-generic="system"/>
    <style:font-face style:name="Segoe UI5" svg:font-family="'Segoe UI'" style:font-family-generic="system"/>
    <style:font-face style:name="Arial5" svg:font-family="Arial" style:font-pitch="variable"/>
    <style:font-face style:name="Berlin Sans FB" svg:font-family="'Berlin Sans FB'" style:font-pitch="variable"/>
    <style:font-face style:name="Liberation Serif2" svg:font-family="'Liberation Serif', 'Times New Roman'" style:font-pitch="variable"/>
    <style:font-face style:name="Mangal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Arial6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4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80000028D257B9C4997F2BB3B.jpg" xlink:type="simple" xlink:show="embed" xlink:actuate="onLoad"/>
    <draw:fill-image draw:name="Bitmap_20_106" draw:display-name="Bitmap 106" xlink:href="Pictures/1000000000000422000002531BEA9B135D1E4ECD.jpg" xlink:type="simple" xlink:show="embed" xlink:actuate="onLoad"/>
    <draw:fill-image draw:name="Bitmap_20_19" draw:display-name="Bitmap 19" xlink:href="Pictures/1000000000000422000002531BEA9B135D1E4ECD.jpg" xlink:type="simple" xlink:show="embed" xlink:actuate="onLoad"/>
    <draw:fill-image draw:name="Bitmap_20_20" draw:display-name="Bitmap 20" xlink:href="Pictures/1000000000000422000002531BEA9B135D1E4ECD.jpg" xlink:type="simple" xlink:show="embed" xlink:actuate="onLoad"/>
    <draw:fill-image draw:name="Bitmap_20_22" draw:display-name="Bitmap 22" xlink:href="Pictures/1000000000000422000002531BEA9B135D1E4ECD.jpg" xlink:type="simple" xlink:show="embed" xlink:actuate="onLoad"/>
    <draw:fill-image draw:name="Bitmap_20_24" draw:display-name="Bitmap 24" xlink:href="Pictures/1000000000000422000002531BEA9B135D1E4ECD.jpg" xlink:type="simple" xlink:show="embed" xlink:actuate="onLoad"/>
    <draw:fill-image draw:name="Bitmap_20_27" draw:display-name="Bitmap 27" xlink:href="Pictures/1000000000000422000002531BEA9B135D1E4ECD.jpg" xlink:type="simple" xlink:show="embed" xlink:actuate="onLoad"/>
    <draw:fill-image draw:name="Bitmap_20_28" draw:display-name="Bitmap 28" xlink:href="Pictures/1000000000000422000002531BEA9B135D1E4EC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_5f_-background" style:display-name="Default1_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_5f_-backgroundobjects" style:display-name="Default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_5f_-notes" style:display-name="Default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_5f_-outline1" style:display-name="Default1_-outline1" style:family="presentation">
      <style:graphic-properties draw:stroke="none" draw:fill="none" draw:auto-grow-height="false" draw:fit-to-size="shrink-to-fit" style:shrink-to-fit="true">
        <text:list-style style:name="Default1_5f_-outline1" style:display-name="Default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_5f_-outline2" style:display-name="Default1_-outline2" style:family="presentation" style:parent-style-name="Default1_5f_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_5f_-outline3" style:display-name="Default1_-outline3" style:family="presentation" style:parent-style-name="Default1_5f_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_5f_-outline4" style:display-name="Default1_-outline4" style:family="presentation" style:parent-style-name="Default1_5f_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_5f_-outline5" style:display-name="Default1_-outline5" style:family="presentation" style:parent-style-name="Default1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6" style:display-name="Default1_-outline6" style:family="presentation" style:parent-style-name="Default1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7" style:display-name="Default1_-outline7" style:family="presentation" style:parent-style-name="Default1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8" style:display-name="Default1_-outline8" style:family="presentation" style:parent-style-name="Default1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9" style:display-name="Default1_-outline9" style:family="presentation" style:parent-style-name="Default1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subtitle" style:display-name="Default1_-subtitle" style:family="presentation">
      <style:graphic-properties draw:stroke="none" draw:fill="none" draw:textarea-vertical-align="middle">
        <text:list-style style:name="Default1_5f_-subtitle" style:display-name="Default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_5f_-title" style:display-name="Default1_-title" style:family="presentation">
      <style:graphic-properties draw:stroke="none" draw:fill="none" draw:textarea-vertical-align="middle">
        <text:list-style style:name="Default1_5f_-title" style:display-name="Default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1_5f_-backgroundobjects">
      <style:graphic-properties draw:stroke="none" draw:fill="none" draw:fill-color="#ffffff" draw:auto-grow-height="false" fo:min-height="1.086cm"/>
    </style:style>
    <style:style style:name="Mpr206" style:family="presentation" style:parent-style-name="Default1_5f_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1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1">
      <office:forms form:automatic-focus="false" form:apply-design-mode="false"/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2"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2"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2"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2"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2"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2"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2"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2"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2"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2"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2"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2"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2"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2"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2"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2"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2"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_5f_" style:display-name="Default1_" style:page-layout-name="PM1" draw:style-name="Mdp2">
      <draw:frame presentation:style-name="Default1_5f_-title" draw:layer="backgroundobjects" svg:width="25.199cm" svg:height="2.629cm" svg:x="1.4cm" svg:y="0.628cm" presentation:class="title" presentation:placeholder="true">
        <draw:text-box/>
      </draw:frame>
      <draw:frame presentation:style-name="Default1_5f_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_5f_-title" draw:layer="backgroundobjects" svg:width="18.624cm" svg:height="10.476cm" svg:x="1.482cm" svg:y="2.123cm" presentation:class="page"/>
        <draw:frame presentation:style-name="Default1_5f_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6:21:13.417000000</meta:creation-date>
    <dc:title>Purple</dc:title>
    <meta:editing-duration>PT1H2M38S</meta:editing-duration>
    <meta:editing-cycles>8</meta:editing-cycles>
    <meta:generator>LibreOffice/6.1.5.2$Windows_X86_64 LibreOffice_project/90f8dcf33c87b3705e78202e3df5142b201bd805</meta:generator>
    <dc:date>2019-03-26T20:41:20.018000000</dc:date>
    <meta:document-statistic meta:object-count="1637"/>
  </office:meta>
</office:document-meta>
</file>